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62.79mm"/>
    </style:style>
    <style:style style:name="co3" style:family="table-column">
      <style:table-column-properties fo:break-before="auto" style:column-width="58.35mm"/>
    </style:style>
    <style:style style:name="co4" style:family="table-column">
      <style:table-column-properties fo:break-before="auto" style:column-width="22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16.9mm"/>
    </style:style>
    <style:style style:name="co7" style:family="table-column">
      <style:table-column-properties fo:break-before="auto" style:column-width="22.12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Ternary_20_plot">
      <style:table-properties table:display="true" style:writing-mode="lr-tb"/>
    </style:style>
    <style:style style:name="ta2" style:family="table" style:master-page-name="PageStyle_5f_Constant-variable_20_segmen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padding="0.71mm"/>
    </style:style>
    <style:style style:name="ce3" style:family="table-cell" style:parent-style-name="Default">
      <style:table-cell-properties fo:border-bottom="0.74pt solid #2e3436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200" style:cell-protect="none" style:print-content="true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20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2">
      <style:table-cell-properties style:glyph-orientation-vertical="0" fo:background-color="#fff20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glyph-orientation-vertical="0" fo:background-color="#fff20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2">
      <style:table-cell-properties fo:padding="0.71mm"/>
    </style:style>
    <style:style style:name="ce46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.5mm" svg:stroke-color="#000000" draw:marker-start="Arrow" draw:marker-start-width="3mm" draw:marker-start-center="false" svg:stroke-opacity="100%" draw:stroke-linejoin="round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gr2" style:family="graphic">
      <style:graphic-properties draw:stroke="solid" svg:stroke-width="0.5mm" svg:stroke-color="#000000" draw:marker-end="Arrow" draw:marker-end-width="3mm" draw:marker-end-center="false" svg:stroke-opacity="100%" draw:stroke-linejoin="round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gr3" style:family="graphic">
      <style:graphic-properties draw:stroke="none" draw:fill="gradient" draw:fill-color="#729fcf" draw:fill-gradient-name="Gradient_20_7" draw:gradient-step-count="20" draw:opacity="100%" draw:textarea-horizontal-align="justify" draw:textarea-vertical-align="middle" draw:auto-grow-height="false" fo:min-height="6mm" fo:min-width="30mm" fo:padding-top="0mm" fo:padding-bottom="0mm" fo:padding-left="0mm" fo:padding-right="0mm" fo:wrap-option="no-wrap" draw:shadow-color="#808080" draw:shadow-opacity="100%"/>
    </style:style>
    <style:style style:name="gr4" style:family="graphic">
      <style:graphic-properties draw:stroke="solid" svg:stroke-width="0.5mm" svg:stroke-color="#000000" draw:marker-start="Arrow" draw:marker-start-width="3mm" draw:marker-start-center="false" draw:marker-end="" svg:stroke-opacity="100%" draw:stroke-linejoin="round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gr5" style:family="graphic">
      <style:graphic-properties draw:stroke="none" draw:fill="gradient" draw:fill-color="#ffb66c" draw:fill-gradient-name="Gradient_20_13" draw:gradient-step-count="20" draw:opacity="100%" draw:textarea-horizontal-align="justify" draw:textarea-vertical-align="middle" draw:auto-grow-height="false" fo:min-height="6mm" fo:min-width="30mm" fo:padding-top="0mm" fo:padding-bottom="0mm" fo:padding-left="0mm" fo:padding-right="0mm" fo:wrap-option="no-wrap" draw:shadow-color="#808080" draw:shadow-opacity="100%"/>
    </style:style>
    <style:style style:name="gr6" style:family="graphic">
      <style:graphic-properties draw:stroke="dash" draw:stroke-dash="Dashed_20__28_var_29_" svg:stroke-color="#999999" draw:fill="gradient" draw:fill-color="#ffb66c" draw:fill-gradient-name="Gradient_20_9" draw:gradient-step-count="20" draw:opacity="100%" draw:textarea-horizontal-align="justify" draw:textarea-vertical-align="middle" draw:auto-grow-height="false" fo:min-height="6mm" fo:min-width="30mm" fo:padding-top="0mm" fo:padding-bottom="0mm" fo:padding-left="0mm" fo:padding-right="0mm" fo:wrap-option="no-wrap" draw:shadow-color="#808080" draw:shadow-opacity="100%"/>
    </style:style>
    <style:style style:name="gr7" style:family="graphic">
      <style:graphic-properties draw:textarea-horizontal-align="justify" draw:textarea-vertical-align="middle" draw:auto-grow-height="false" fo:min-height="19.22mm" fo:min-width="38.28mm"/>
    </style:style>
    <style:style style:name="gr8" style:family="graphic">
      <style:graphic-properties draw:stroke="none" draw:fill="none" draw:textarea-horizontal-align="justify" draw:textarea-vertical-align="middle" fo:padding-top="0.56mm" fo:padding-bottom="0.56mm" fo:padding-left="0.56mm" fo:padding-right="0.56mm" draw:ole-draw-aspect="1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8.99mm" fo:min-width="7.81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729fcf" draw:fill-gradient-name="Gradient_20_7" draw:gradient-step-count="20" draw:opacity="100%"/>
      <style:paragraph-properties fo:text-align="center" style:writing-mode="lr-tb"/>
    </style:style>
    <style:style style:name="P4" style:family="paragraph">
      <loext:graphic-properties draw:fill="gradient" draw:fill-color="#ffb66c" draw:fill-gradient-name="Gradient_20_13" draw:gradient-step-count="20" draw:opacity="100%"/>
      <style:paragraph-properties fo:text-align="center" style:writing-mode="lr-tb"/>
    </style:style>
    <style:style style:name="P5" style:family="paragraph">
      <loext:graphic-properties draw:fill="gradient" draw:fill-color="#ffb66c" draw:fill-gradient-name="Gradient_20_9" draw:gradient-step-count="20" draw:opacity="100%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rn-plo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line draw:z-index="2" draw:name="arrArgilla" draw:style-name="gr1" draw:text-style-name="P1" svg:x1="309.87mm" svg:y1="101.24mm" svg:x2="354.39mm" svg:y2="24.13mm">
            <text:p/>
          </draw:line>
          <draw:line draw:z-index="3" draw:name="arrLimo" draw:style-name="gr2" draw:text-style-name="P1" svg:x1="320.09mm" svg:y1="113.88mm" svg:x2="409.08mm" svg:y2="113.88mm">
            <text:p/>
          </draw:line>
          <draw:custom-shape draw:z-index="4" draw:name="rctLimo" draw:style-name="gr3" draw:text-style-name="P3" svg:width="30mm" svg:height="6mm" svg:x="348.67mm" svg:y="110.84mm">
            <text:p text:style-name="P2"><text:span text:style-name="T1">Limo</text:span></text:p>
            <draw:enhanced-geometry svg:viewBox="0 0 21600 21600" draw:type="rectangle" draw:enhanced-path="M 0 0 L 21600 0 21600 21600 0 21600 0 0 Z N"/>
          </draw:custom-shape>
          <draw:line draw:z-index="5" draw:name="arrSabbia" draw:style-name="gr4" draw:text-style-name="P1" svg:x1="376.24mm" svg:y1="23.26mm" svg:x2="420.76mm" svg:y2="100.38mm">
            <text:p/>
          </draw:line>
          <draw:custom-shape draw:z-index="6" draw:name="rctSabbia" draw:style-name="gr5" draw:text-style-name="P4" svg:width="30mm" svg:height="6mm" draw:transform="rotate (-1.0471975511966) translate (394.74mm 48.43mm)">
            <text:p text:style-name="P2"><text:span text:style-name="T1">Sabbia</text:span></text:p>
            <draw:enhanced-geometry svg:viewBox="0 0 21600 21600" draw:type="rectangle" draw:enhanced-path="M 0 0 L 21600 0 21600 21600 0 21600 0 0 Z N"/>
          </draw:custom-shape>
          <draw:custom-shape draw:z-index="7" draw:name="rctArgilla" draw:style-name="gr6" draw:text-style-name="P5" svg:width="30mm" svg:height="6mm" draw:transform="rotate (1.0471975511966) translate (321.83mm 74.97mm)">
            <text:p text:style-name="P2"><text:span text:style-name="T1">Argill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" draw:style-name="gr7" draw:text-style-name="P2" svg:width="40.34mm" svg:height="21.28mm" svg:x="198.93mm" svg:y="27.41mm">
            <office:event-listeners>
              <script:event-listener script:language="ooo:script" script:event-name="dom:click" xlink:href="vnd.sun.star.script:Standard.Module2.prova?language=Basic&amp;location=document" xlink:type="simple"/>
            </office:event-listeners>
            <text:p text:style-name="P2">Change Axis Labe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number-columns-repeated="2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50" table:default-cell-style-name="ce3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Ternary plot</text:p>
          </table:table-cell>
          <table:table-cell table:number-columns-repeated="6"/>
          <table:table-cell>
            <draw:frame draw:z-index="0" draw:name="Chart 1" draw:style-name="gr8" draw:text-style-name="P6" svg:width="164.88mm" svg:height="123.04mm" svg:x="11.73mm" svg:y="3.98mm">
              <draw:object draw:notify-on-update-of-ranges="'tern-plot'.D15:'tern-plot'.D21 'Constant-variable segments'.D3:'Constant-variable segments'.D4 'Constant-variable segments'.E3:'Constant-variable segments'.E4 'Constant-variable segments'.D5:'Constant-variable segments'.D6 'Constant-variable segments'.E5:'Constant-variable segments'.E6 'Constant-variable segments'.D7:'Constant-variable segments'.D8 'Constant-variable segments'.E7:'Constant-variable segments'.E8 'Constant-variable segments'.D9:'Constant-variable segments'.D10 'Constant-variable segments'.E9:'Constant-variable segments'.E10 'Constant-variable segments'.D11:'Constant-variable segments'.D12 'Constant-variable segments'.E11:'Constant-variable segments'.E12 'Constant-variable segments'.D13:'Constant-variable segments'.D14 'Constant-variable segments'.E13:'Constant-variable segments'.E14 'Constant-variable segments'.D15:'Constant-variable segments'.D16 'Constant-variable segments'.E15:'Constant-variable segments'.E16 'Constant-variable segments'.D17:'Constant-variable segments'.D18 'Constant-variable segments'.E17:'Constant-variable segments'.E18 'Constant-variable segments'.D19:'Constant-variable segments'.D20 'Constant-variable segments'.E19:'Constant-variable segments'.E20 'Constant-variable segments'.D21:'Constant-variable segments'.D22 'Constant-variable segments'.E21:'Constant-variable segments'.E22 'Constant-variable segments'.J3:'Constant-variable segments'.J4 'Constant-variable segments'.K3:'Constant-variable segments'.K4 'Constant-variable segments'.J5:'Constant-variable segments'.J6 'Constant-variable segments'.K5:'Constant-variable segments'.K6 'Constant-variable segments'.J7:'Constant-variable segments'.J8 'Constant-variable segments'.K7:'Constant-variable segments'.K8 'Constant-variable segments'.J9:'Constant-variable segments'.J10 'Constant-variable segments'.K9:'Constant-variable segments'.K10 'Constant-variable segments'.J11:'Constant-variable segments'.J12 'Constant-variable segments'.K11:'Constant-variable segments'.K12 'Constant-variable segments'.J13:'Constant-variable segments'.J14 'Constant-variable segments'.K13:'Constant-variable segments'.K14 'Constant-variable segments'.J15:'Constant-variable segments'.J16 'Constant-variable segments'.K15:'Constant-variable segments'.K16 'Constant-variable segments'.J17:'Constant-variable segments'.J18 'Constant-variable segments'.K17:'Constant-variable segments'.K18 'Constant-variable segments'.J19:'Constant-variable segments'.J20 'Constant-variable segments'.K19:'Constant-variable segments'.K20 'Constant-variable segments'.J21:'Constant-variable segments'.J22 'Constant-variable segments'.K21:'Constant-variable segments'.K22 'Constant-variable segments'.P3:'Constant-variable segments'.P4 'Constant-variable segments'.Q3:'Constant-variable segments'.Q4 'Constant-variable segments'.P5:'Constant-variable segments'.P6 'Constant-variable segments'.Q5:'Constant-variable segments'.Q6 'Constant-variable segments'.P7:'Constant-variable segments'.P8 'Constant-variable segments'.Q7:'Constant-variable segments'.Q8 'Constant-variable segments'.P9:'Constant-variable segments'.P10 'Constant-variable segments'.Q9:'Constant-variable segments'.Q10 'Constant-variable segments'.P11:'Constant-variable segments'.P12 'Constant-variable segments'.Q11:'Constant-variable segments'.Q12 'Constant-variable segments'.P13:'Constant-variable segments'.P14 'Constant-variable segments'.Q13:'Constant-variable segments'.Q14 'Constant-variable segments'.P15:'Constant-variable segments'.P16 'Constant-variable segments'.Q15:'Constant-variable segments'.Q16 'Constant-variable segments'.P17:'Constant-variable segments'.P18 'Constant-variable segments'.Q17:'Constant-variable segments'.Q18 'Constant-variable segments'.P19:'Constant-variable segments'.P20 'Constant-variable segments'.Q19:'Constant-variable segments'.Q20 'Constant-variable segments'.P21:'Constant-variable segments'.P22 'Constant-variable segments'.Q21:'Constant-variable segments'.Q22 'tern-plot'.F15:'tern-plot'.F21 'tern-plot'.G15:'tern-plot'.G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ll Vaughan, summer 20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mod. by Daniele Moro, 2019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ternary plot is designed to plot three variables that sum to a constan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er the names of your three variables below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Name of first variable:A</text:p>
          </table:table-cell>
          <table:table-cell table:style-name="ce3" office:value-type="string" calcext:value-type="string">
            <text:p>Name of second variable: B</text:p>
          </table:table-cell>
          <table:table-cell table:style-name="ce3" office:value-type="string" calcext:value-type="string">
            <text:p>Name of third variable: C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Argilla</text:p>
          </table:table-cell>
          <table:table-cell table:style-name="ce8" office:value-type="string" calcext:value-type="string">
            <text:p>Sabbia</text:p>
          </table:table-cell>
          <table:table-cell table:style-name="ce4" office:value-type="string" calcext:value-type="string">
            <text:p>Lim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or this plot, the three variables must be normalized to sum to 100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er variable values and info in the columns below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n plot the calculated Cartesian x, y coordinates on the ternary diagram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.A8]" office:value-type="string" office:string-value="Argilla" calcext:value-type="string">
            <text:p>Argilla</text:p>
          </table:table-cell>
          <table:table-cell table:style-name="ce5" table:formula="of:=[.B8]" office:value-type="string" office:string-value="Sabbia" calcext:value-type="string">
            <text:p>Sabbia</text:p>
          </table:table-cell>
          <table:table-cell table:style-name="ce5" table:formula="of:=[.C8]" office:value-type="string" office:string-value="Limo" calcext:value-type="string">
            <text:p>Limo</text:p>
          </table:table-cell>
          <table:table-cell table:style-name="ce5" office:value-type="string" calcext:value-type="string">
            <text:p>Info</text:p>
          </table:table-cell>
          <table:table-cell table:style-name="ce9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F81</text:p>
          </table:table-cell>
          <table:table-cell table:style-name="ce10"/>
          <table:table-cell table:style-name="ce11" table:formula="of:=IF([.B15]=&quot;&quot;;&quot;&quot;;[.B15]/2+[.C15])" office:value-type="float" office:value="70" calcext:value-type="float">
            <text:p>70.00</text:p>
          </table:table-cell>
          <table:table-cell table:style-name="ce11" table:formula="of:=IF([.C15]=&quot;&quot;;&quot;&quot;;SQRT(3)/2*[.B15])" office:value-type="float" office:value="34.6410161513775" calcext:value-type="float">
            <text:p>34.64</text:p>
          </table:table-cell>
          <table:table-cell table:number-columns-repeated="1017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F82</text:p>
          </table:table-cell>
          <table:table-cell table:style-name="ce10"/>
          <table:table-cell table:style-name="ce11" table:formula="of:=IF([.B16]=&quot;&quot;;&quot;&quot;;[.B16]/2+[.C16])" office:value-type="float" office:value="65" calcext:value-type="float">
            <text:p>65.00</text:p>
          </table:table-cell>
          <table:table-cell table:style-name="ce11" table:formula="of:=IF([.C16]=&quot;&quot;;&quot;&quot;;SQRT(3)/2*[.B16])" office:value-type="float" office:value="8.66025403784439" calcext:value-type="float">
            <text:p>8.66</text:p>
          </table:table-cell>
          <table:table-cell table:number-columns-repeated="1017"/>
        </table:table-row>
        <table:table-row table:style-name="ro1">
          <table:table-cell table:style-name="ce6" table:number-columns-repeated="4"/>
          <table:table-cell table:style-name="ce10"/>
          <table:table-cell table:style-name="ce11" table:formula="of:=IF([.B17]=&quot;&quot;;&quot;&quot;;[.B17]/2+[.C17])">
            <text:p/>
          </table:table-cell>
          <table:table-cell table:style-name="ce11" table:formula="of:=IF([.C17]=&quot;&quot;;&quot;&quot;;SQRT(3)/2*[.B17])">
            <text:p/>
          </table:table-cell>
          <table:table-cell table:number-columns-repeated="1017"/>
        </table:table-row>
        <table:table-row table:style-name="ro1">
          <table:table-cell table:style-name="ce6" table:number-columns-repeated="4"/>
          <table:table-cell table:style-name="ce10"/>
          <table:table-cell table:style-name="ce11" table:formula="of:=IF([.B18]=&quot;&quot;;&quot;&quot;;[.B18]/2+[.C18])">
            <text:p/>
          </table:table-cell>
          <table:table-cell table:style-name="ce11" table:formula="of:=IF([.C18]=&quot;&quot;;&quot;&quot;;SQRT(3)/2*[.B18])">
            <text:p/>
          </table:table-cell>
          <table:table-cell table:number-columns-repeated="1017"/>
        </table:table-row>
        <table:table-row table:style-name="ro1">
          <table:table-cell table:style-name="ce6" table:number-columns-repeated="4"/>
          <table:table-cell table:style-name="ce10"/>
          <table:table-cell table:style-name="ce11" table:formula="of:=IF([.B19]=&quot;&quot;;&quot;&quot;;[.B19]/2+[.C19])">
            <text:p/>
          </table:table-cell>
          <table:table-cell table:style-name="ce11" table:formula="of:=IF([.C19]=&quot;&quot;;&quot;&quot;;SQRT(3)/2*[.B19])">
            <text:p/>
          </table:table-cell>
          <table:table-cell table:number-columns-repeated="1017"/>
        </table:table-row>
        <table:table-row table:style-name="ro1">
          <table:table-cell table:style-name="ce6" table:number-columns-repeated="4"/>
          <table:table-cell table:style-name="ce10"/>
          <table:table-cell table:style-name="ce11" table:formula="of:=IF([.B20]=&quot;&quot;;&quot;&quot;;[.B20]/2+[.C20])">
            <text:p/>
          </table:table-cell>
          <table:table-cell table:style-name="ce11" table:formula="of:=IF([.C20]=&quot;&quot;;&quot;&quot;;SQRT(3)/2*[.B20])">
            <text:p/>
          </table:table-cell>
          <table:table-cell table:number-columns-repeated="1017"/>
        </table:table-row>
        <table:table-row table:style-name="ro1">
          <table:table-cell table:style-name="ce7" table:number-columns-repeated="3"/>
          <table:table-cell table:style-name="ce6"/>
          <table:table-cell table:style-name="ce10"/>
          <table:table-cell table:style-name="ce11" table:formula="of:=IF([.B21]=&quot;&quot;;&quot;&quot;;[.B21]/2+[.C21])">
            <text:p/>
          </table:table-cell>
          <table:table-cell table:style-name="ce11" table:formula="of:=IF([.C21]=&quot;&quot;;&quot;&quot;;SQRT(3)/2*[.B21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22]=&quot;&quot;;&quot;&quot;;[.B22]+[.C22]/2)">
            <text:p/>
          </table:table-cell>
          <table:table-cell table:style-name="ce12" table:formula="of:=IF([.C22]=&quot;&quot;;&quot;&quot;;SQRT(3)/2*[.C22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23]=&quot;&quot;;&quot;&quot;;[.B23]+[.C23]/2)">
            <text:p/>
          </table:table-cell>
          <table:table-cell table:style-name="ce12" table:formula="of:=IF([.C23]=&quot;&quot;;&quot;&quot;;SQRT(3)/2*[.C23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24]=&quot;&quot;;&quot;&quot;;[.B24]+[.C24]/2)">
            <text:p/>
          </table:table-cell>
          <table:table-cell table:style-name="ce12" table:formula="of:=IF([.C24]=&quot;&quot;;&quot;&quot;;SQRT(3)/2*[.C24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25]=&quot;&quot;;&quot;&quot;;[.B25]+[.C25]/2)">
            <text:p/>
          </table:table-cell>
          <table:table-cell table:style-name="ce12" table:formula="of:=IF([.C25]=&quot;&quot;;&quot;&quot;;SQRT(3)/2*[.C25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26]=&quot;&quot;;&quot;&quot;;[.B26]+[.C26]/2)">
            <text:p/>
          </table:table-cell>
          <table:table-cell table:style-name="ce12" table:formula="of:=IF([.C26]=&quot;&quot;;&quot;&quot;;SQRT(3)/2*[.C26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27]=&quot;&quot;;&quot;&quot;;[.B27]+[.C27]/2)">
            <text:p/>
          </table:table-cell>
          <table:table-cell table:style-name="ce12" table:formula="of:=IF([.C27]=&quot;&quot;;&quot;&quot;;SQRT(3)/2*[.C27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28]=&quot;&quot;;&quot;&quot;;[.B28]+[.C28]/2)">
            <text:p/>
          </table:table-cell>
          <table:table-cell table:style-name="ce12" table:formula="of:=IF([.C28]=&quot;&quot;;&quot;&quot;;SQRT(3)/2*[.C28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29]=&quot;&quot;;&quot;&quot;;[.B29]+[.C29]/2)">
            <text:p/>
          </table:table-cell>
          <table:table-cell table:style-name="ce12" table:formula="of:=IF([.C29]=&quot;&quot;;&quot;&quot;;SQRT(3)/2*[.C29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30]=&quot;&quot;;&quot;&quot;;[.B30]+[.C30]/2)">
            <text:p/>
          </table:table-cell>
          <table:table-cell table:style-name="ce12" table:formula="of:=IF([.C30]=&quot;&quot;;&quot;&quot;;SQRT(3)/2*[.C30])">
            <text:p/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" table:number-columns-repeated="3"/>
          <table:table-cell table:style-name="ce12" table:formula="of:=IF([.B31]=&quot;&quot;;&quot;&quot;;[.B31]+[.C31]/2)">
            <text:p/>
          </table:table-cell>
          <table:table-cell table:style-name="ce12" table:formula="of:=IF([.C31]=&quot;&quot;;&quot;&quot;;SQRT(3)/2*[.C31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32]=&quot;&quot;;&quot;&quot;;[.B32]+[.C32]/2)">
            <text:p/>
          </table:table-cell>
          <table:table-cell table:style-name="ce12" table:formula="of:=IF([.C32]=&quot;&quot;;&quot;&quot;;SQRT(3)/2*[.C32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33]=&quot;&quot;;&quot;&quot;;[.B33]+[.C33]/2)">
            <text:p/>
          </table:table-cell>
          <table:table-cell table:style-name="ce12" table:formula="of:=IF([.C33]=&quot;&quot;;&quot;&quot;;SQRT(3)/2*[.C33])">
            <text:p/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2" table:formula="of:=IF([.B34]=&quot;&quot;;&quot;&quot;;[.B34]+[.C34]/2)">
            <text:p/>
          </table:table-cell>
          <table:table-cell table:style-name="ce12" table:formula="of:=IF([.C34]=&quot;&quot;;&quot;&quot;;SQRT(3)/2*[.C34])">
            <text:p/>
          </table:table-cell>
          <table:table-cell>
            <draw:custom-shape draw:z-index="1" draw:name="TextBox 6" draw:style-name="gr9" draw:text-style-name="P7" svg:width="12.81mm" svg:height="11.59mm" svg:x="12.55mm" svg:y="1.72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2" table:formula="of:=IF([.B35]=&quot;&quot;;&quot;&quot;;[.B35]+[.C35]/2)">
            <text:p/>
          </table:table-cell>
          <table:table-cell table:style-name="ce12" table:formula="of:=IF([.C35]=&quot;&quot;;&quot;&quot;;SQRT(3)/2*[.C35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36]=&quot;&quot;;&quot;&quot;;[.B36]+[.C36]/2)">
            <text:p/>
          </table:table-cell>
          <table:table-cell table:style-name="ce12" table:formula="of:=IF([.C36]=&quot;&quot;;&quot;&quot;;SQRT(3)/2*[.C36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37]=&quot;&quot;;&quot;&quot;;[.B37]+[.C37]/2)">
            <text:p/>
          </table:table-cell>
          <table:table-cell table:style-name="ce12" table:formula="of:=IF([.C37]=&quot;&quot;;&quot;&quot;;SQRT(3)/2*[.C37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38]=&quot;&quot;;&quot;&quot;;[.B38]+[.C38]/2)">
            <text:p/>
          </table:table-cell>
          <table:table-cell table:style-name="ce12" table:formula="of:=IF([.C38]=&quot;&quot;;&quot;&quot;;SQRT(3)/2*[.C38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39]=&quot;&quot;;&quot;&quot;;[.B39]+[.C39]/2)">
            <text:p/>
          </table:table-cell>
          <table:table-cell table:style-name="ce12" table:formula="of:=IF([.C39]=&quot;&quot;;&quot;&quot;;SQRT(3)/2*[.C39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0]=&quot;&quot;;&quot;&quot;;[.B40]+[.C40]/2)">
            <text:p/>
          </table:table-cell>
          <table:table-cell table:style-name="ce12" table:formula="of:=IF([.C40]=&quot;&quot;;&quot;&quot;;SQRT(3)/2*[.C40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1]=&quot;&quot;;&quot;&quot;;[.B41]+[.C41]/2)">
            <text:p/>
          </table:table-cell>
          <table:table-cell table:style-name="ce12" table:formula="of:=IF([.C41]=&quot;&quot;;&quot;&quot;;SQRT(3)/2*[.C41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2]=&quot;&quot;;&quot;&quot;;[.B42]+[.C42]/2)">
            <text:p/>
          </table:table-cell>
          <table:table-cell table:style-name="ce12" table:formula="of:=IF([.C42]=&quot;&quot;;&quot;&quot;;SQRT(3)/2*[.C42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3]=&quot;&quot;;&quot;&quot;;[.B43]+[.C43]/2)">
            <text:p/>
          </table:table-cell>
          <table:table-cell table:style-name="ce12" table:formula="of:=IF([.C43]=&quot;&quot;;&quot;&quot;;SQRT(3)/2*[.C43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4]=&quot;&quot;;&quot;&quot;;[.B44]+[.C44]/2)">
            <text:p/>
          </table:table-cell>
          <table:table-cell table:style-name="ce12" table:formula="of:=IF([.C44]=&quot;&quot;;&quot;&quot;;SQRT(3)/2*[.C44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5]=&quot;&quot;;&quot;&quot;;[.B45]+[.C45]/2)">
            <text:p/>
          </table:table-cell>
          <table:table-cell table:style-name="ce12" table:formula="of:=IF([.C45]=&quot;&quot;;&quot;&quot;;SQRT(3)/2*[.C45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6]=&quot;&quot;;&quot;&quot;;[.B46]+[.C46]/2)">
            <text:p/>
          </table:table-cell>
          <table:table-cell table:style-name="ce12" table:formula="of:=IF([.C46]=&quot;&quot;;&quot;&quot;;SQRT(3)/2*[.C46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7]=&quot;&quot;;&quot;&quot;;[.B47]+[.C47]/2)">
            <text:p/>
          </table:table-cell>
          <table:table-cell table:style-name="ce12" table:formula="of:=IF([.C47]=&quot;&quot;;&quot;&quot;;SQRT(3)/2*[.C47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8]=&quot;&quot;;&quot;&quot;;[.B48]+[.C48]/2)">
            <text:p/>
          </table:table-cell>
          <table:table-cell table:style-name="ce12" table:formula="of:=IF([.C48]=&quot;&quot;;&quot;&quot;;SQRT(3)/2*[.C48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49]=&quot;&quot;;&quot;&quot;;[.B49]+[.C49]/2)">
            <text:p/>
          </table:table-cell>
          <table:table-cell table:style-name="ce12" table:formula="of:=IF([.C49]=&quot;&quot;;&quot;&quot;;SQRT(3)/2*[.C49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0]=&quot;&quot;;&quot;&quot;;[.B50]+[.C50]/2)">
            <text:p/>
          </table:table-cell>
          <table:table-cell table:style-name="ce12" table:formula="of:=IF([.C50]=&quot;&quot;;&quot;&quot;;SQRT(3)/2*[.C50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1]=&quot;&quot;;&quot;&quot;;[.B51]+[.C51]/2)">
            <text:p/>
          </table:table-cell>
          <table:table-cell table:style-name="ce12" table:formula="of:=IF([.C51]=&quot;&quot;;&quot;&quot;;SQRT(3)/2*[.C51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2]=&quot;&quot;;&quot;&quot;;[.B52]+[.C52]/2)">
            <text:p/>
          </table:table-cell>
          <table:table-cell table:style-name="ce12" table:formula="of:=IF([.C52]=&quot;&quot;;&quot;&quot;;SQRT(3)/2*[.C52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3]=&quot;&quot;;&quot;&quot;;[.B53]+[.C53]/2)">
            <text:p/>
          </table:table-cell>
          <table:table-cell table:style-name="ce12" table:formula="of:=IF([.C53]=&quot;&quot;;&quot;&quot;;SQRT(3)/2*[.C53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4]=&quot;&quot;;&quot;&quot;;[.B54]+[.C54]/2)">
            <text:p/>
          </table:table-cell>
          <table:table-cell table:style-name="ce12" table:formula="of:=IF([.C54]=&quot;&quot;;&quot;&quot;;SQRT(3)/2*[.C54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5]=&quot;&quot;;&quot;&quot;;[.B55]+[.C55]/2)">
            <text:p/>
          </table:table-cell>
          <table:table-cell table:style-name="ce12" table:formula="of:=IF([.C55]=&quot;&quot;;&quot;&quot;;SQRT(3)/2*[.C55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6]=&quot;&quot;;&quot;&quot;;[.B56]+[.C56]/2)">
            <text:p/>
          </table:table-cell>
          <table:table-cell table:style-name="ce12" table:formula="of:=IF([.C56]=&quot;&quot;;&quot;&quot;;SQRT(3)/2*[.C56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7]=&quot;&quot;;&quot;&quot;;[.B57]+[.C57]/2)">
            <text:p/>
          </table:table-cell>
          <table:table-cell table:style-name="ce12" table:formula="of:=IF([.C57]=&quot;&quot;;&quot;&quot;;SQRT(3)/2*[.C57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8]=&quot;&quot;;&quot;&quot;;[.B58]+[.C58]/2)">
            <text:p/>
          </table:table-cell>
          <table:table-cell table:style-name="ce12" table:formula="of:=IF([.C58]=&quot;&quot;;&quot;&quot;;SQRT(3)/2*[.C58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59]=&quot;&quot;;&quot;&quot;;[.B59]+[.C59]/2)">
            <text:p/>
          </table:table-cell>
          <table:table-cell table:style-name="ce12" table:formula="of:=IF([.C59]=&quot;&quot;;&quot;&quot;;SQRT(3)/2*[.C59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0]=&quot;&quot;;&quot;&quot;;[.B60]+[.C60]/2)">
            <text:p/>
          </table:table-cell>
          <table:table-cell table:style-name="ce12" table:formula="of:=IF([.C60]=&quot;&quot;;&quot;&quot;;SQRT(3)/2*[.C60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1]=&quot;&quot;;&quot;&quot;;[.B61]+[.C61]/2)">
            <text:p/>
          </table:table-cell>
          <table:table-cell table:style-name="ce12" table:formula="of:=IF([.C61]=&quot;&quot;;&quot;&quot;;SQRT(3)/2*[.C61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2]=&quot;&quot;;&quot;&quot;;[.B62]+[.C62]/2)">
            <text:p/>
          </table:table-cell>
          <table:table-cell table:style-name="ce12" table:formula="of:=IF([.C62]=&quot;&quot;;&quot;&quot;;SQRT(3)/2*[.C62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3]=&quot;&quot;;&quot;&quot;;[.B63]+[.C63]/2)">
            <text:p/>
          </table:table-cell>
          <table:table-cell table:style-name="ce12" table:formula="of:=IF([.C63]=&quot;&quot;;&quot;&quot;;SQRT(3)/2*[.C63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4]=&quot;&quot;;&quot;&quot;;[.B64]+[.C64]/2)">
            <text:p/>
          </table:table-cell>
          <table:table-cell table:style-name="ce12" table:formula="of:=IF([.C64]=&quot;&quot;;&quot;&quot;;SQRT(3)/2*[.C64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5]=&quot;&quot;;&quot;&quot;;[.B65]+[.C65]/2)">
            <text:p/>
          </table:table-cell>
          <table:table-cell table:style-name="ce12" table:formula="of:=IF([.C65]=&quot;&quot;;&quot;&quot;;SQRT(3)/2*[.C65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6]=&quot;&quot;;&quot;&quot;;[.B66]+[.C66]/2)">
            <text:p/>
          </table:table-cell>
          <table:table-cell table:style-name="ce12" table:formula="of:=IF([.C66]=&quot;&quot;;&quot;&quot;;SQRT(3)/2*[.C66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7]=&quot;&quot;;&quot;&quot;;[.B67]+[.C67]/2)">
            <text:p/>
          </table:table-cell>
          <table:table-cell table:style-name="ce12" table:formula="of:=IF([.C67]=&quot;&quot;;&quot;&quot;;SQRT(3)/2*[.C67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8]=&quot;&quot;;&quot;&quot;;[.B68]+[.C68]/2)">
            <text:p/>
          </table:table-cell>
          <table:table-cell table:style-name="ce12" table:formula="of:=IF([.C68]=&quot;&quot;;&quot;&quot;;SQRT(3)/2*[.C68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69]=&quot;&quot;;&quot;&quot;;[.B69]+[.C69]/2)">
            <text:p/>
          </table:table-cell>
          <table:table-cell table:style-name="ce12" table:formula="of:=IF([.C69]=&quot;&quot;;&quot;&quot;;SQRT(3)/2*[.C69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0]=&quot;&quot;;&quot;&quot;;[.B70]+[.C70]/2)">
            <text:p/>
          </table:table-cell>
          <table:table-cell table:style-name="ce12" table:formula="of:=IF([.C70]=&quot;&quot;;&quot;&quot;;SQRT(3)/2*[.C70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1]=&quot;&quot;;&quot;&quot;;[.B71]+[.C71]/2)">
            <text:p/>
          </table:table-cell>
          <table:table-cell table:style-name="ce12" table:formula="of:=IF([.C71]=&quot;&quot;;&quot;&quot;;SQRT(3)/2*[.C71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2]=&quot;&quot;;&quot;&quot;;[.B72]+[.C72]/2)">
            <text:p/>
          </table:table-cell>
          <table:table-cell table:style-name="ce12" table:formula="of:=IF([.C72]=&quot;&quot;;&quot;&quot;;SQRT(3)/2*[.C72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3]=&quot;&quot;;&quot;&quot;;[.B73]+[.C73]/2)">
            <text:p/>
          </table:table-cell>
          <table:table-cell table:style-name="ce12" table:formula="of:=IF([.C73]=&quot;&quot;;&quot;&quot;;SQRT(3)/2*[.C73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4]=&quot;&quot;;&quot;&quot;;[.B74]+[.C74]/2)">
            <text:p/>
          </table:table-cell>
          <table:table-cell table:style-name="ce12" table:formula="of:=IF([.C74]=&quot;&quot;;&quot;&quot;;SQRT(3)/2*[.C74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5]=&quot;&quot;;&quot;&quot;;[.B75]+[.C75]/2)">
            <text:p/>
          </table:table-cell>
          <table:table-cell table:style-name="ce12" table:formula="of:=IF([.C75]=&quot;&quot;;&quot;&quot;;SQRT(3)/2*[.C75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6]=&quot;&quot;;&quot;&quot;;[.B76]+[.C76]/2)">
            <text:p/>
          </table:table-cell>
          <table:table-cell table:style-name="ce12" table:formula="of:=IF([.C76]=&quot;&quot;;&quot;&quot;;SQRT(3)/2*[.C76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7]=&quot;&quot;;&quot;&quot;;[.B77]+[.C77]/2)">
            <text:p/>
          </table:table-cell>
          <table:table-cell table:style-name="ce12" table:formula="of:=IF([.C77]=&quot;&quot;;&quot;&quot;;SQRT(3)/2*[.C77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8]=&quot;&quot;;&quot;&quot;;[.B78]+[.C78]/2)">
            <text:p/>
          </table:table-cell>
          <table:table-cell table:style-name="ce12" table:formula="of:=IF([.C78]=&quot;&quot;;&quot;&quot;;SQRT(3)/2*[.C78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79]=&quot;&quot;;&quot;&quot;;[.B79]+[.C79]/2)">
            <text:p/>
          </table:table-cell>
          <table:table-cell table:style-name="ce12" table:formula="of:=IF([.C79]=&quot;&quot;;&quot;&quot;;SQRT(3)/2*[.C79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0]=&quot;&quot;;&quot;&quot;;[.B80]+[.C80]/2)">
            <text:p/>
          </table:table-cell>
          <table:table-cell table:style-name="ce12" table:formula="of:=IF([.C80]=&quot;&quot;;&quot;&quot;;SQRT(3)/2*[.C80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1]=&quot;&quot;;&quot;&quot;;[.B81]+[.C81]/2)">
            <text:p/>
          </table:table-cell>
          <table:table-cell table:style-name="ce12" table:formula="of:=IF([.C81]=&quot;&quot;;&quot;&quot;;SQRT(3)/2*[.C81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2]=&quot;&quot;;&quot;&quot;;[.B82]+[.C82]/2)">
            <text:p/>
          </table:table-cell>
          <table:table-cell table:style-name="ce12" table:formula="of:=IF([.C82]=&quot;&quot;;&quot;&quot;;SQRT(3)/2*[.C82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3]=&quot;&quot;;&quot;&quot;;[.B83]+[.C83]/2)">
            <text:p/>
          </table:table-cell>
          <table:table-cell table:style-name="ce12" table:formula="of:=IF([.C83]=&quot;&quot;;&quot;&quot;;SQRT(3)/2*[.C83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4]=&quot;&quot;;&quot;&quot;;[.B84]+[.C84]/2)">
            <text:p/>
          </table:table-cell>
          <table:table-cell table:style-name="ce12" table:formula="of:=IF([.C84]=&quot;&quot;;&quot;&quot;;SQRT(3)/2*[.C84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5]=&quot;&quot;;&quot;&quot;;[.B85]+[.C85]/2)">
            <text:p/>
          </table:table-cell>
          <table:table-cell table:style-name="ce12" table:formula="of:=IF([.C85]=&quot;&quot;;&quot;&quot;;SQRT(3)/2*[.C85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6]=&quot;&quot;;&quot;&quot;;[.B86]+[.C86]/2)">
            <text:p/>
          </table:table-cell>
          <table:table-cell table:style-name="ce12" table:formula="of:=IF([.C86]=&quot;&quot;;&quot;&quot;;SQRT(3)/2*[.C86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7]=&quot;&quot;;&quot;&quot;;[.B87]+[.C87]/2)">
            <text:p/>
          </table:table-cell>
          <table:table-cell table:style-name="ce12" table:formula="of:=IF([.C87]=&quot;&quot;;&quot;&quot;;SQRT(3)/2*[.C87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8]=&quot;&quot;;&quot;&quot;;[.B88]+[.C88]/2)">
            <text:p/>
          </table:table-cell>
          <table:table-cell table:style-name="ce12" table:formula="of:=IF([.C88]=&quot;&quot;;&quot;&quot;;SQRT(3)/2*[.C88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89]=&quot;&quot;;&quot;&quot;;[.B89]+[.C89]/2)">
            <text:p/>
          </table:table-cell>
          <table:table-cell table:style-name="ce12" table:formula="of:=IF([.C89]=&quot;&quot;;&quot;&quot;;SQRT(3)/2*[.C89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0]=&quot;&quot;;&quot;&quot;;[.B90]+[.C90]/2)">
            <text:p/>
          </table:table-cell>
          <table:table-cell table:style-name="ce12" table:formula="of:=IF([.C90]=&quot;&quot;;&quot;&quot;;SQRT(3)/2*[.C90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1]=&quot;&quot;;&quot;&quot;;[.B91]+[.C91]/2)">
            <text:p/>
          </table:table-cell>
          <table:table-cell table:style-name="ce12" table:formula="of:=IF([.C91]=&quot;&quot;;&quot;&quot;;SQRT(3)/2*[.C91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2]=&quot;&quot;;&quot;&quot;;[.B92]+[.C92]/2)">
            <text:p/>
          </table:table-cell>
          <table:table-cell table:style-name="ce12" table:formula="of:=IF([.C92]=&quot;&quot;;&quot;&quot;;SQRT(3)/2*[.C92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3]=&quot;&quot;;&quot;&quot;;[.B93]+[.C93]/2)">
            <text:p/>
          </table:table-cell>
          <table:table-cell table:style-name="ce12" table:formula="of:=IF([.C93]=&quot;&quot;;&quot;&quot;;SQRT(3)/2*[.C93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4]=&quot;&quot;;&quot;&quot;;[.B94]+[.C94]/2)">
            <text:p/>
          </table:table-cell>
          <table:table-cell table:style-name="ce12" table:formula="of:=IF([.C94]=&quot;&quot;;&quot;&quot;;SQRT(3)/2*[.C94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5]=&quot;&quot;;&quot;&quot;;[.B95]+[.C95]/2)">
            <text:p/>
          </table:table-cell>
          <table:table-cell table:style-name="ce12" table:formula="of:=IF([.C95]=&quot;&quot;;&quot;&quot;;SQRT(3)/2*[.C95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6]=&quot;&quot;;&quot;&quot;;[.B96]+[.C96]/2)">
            <text:p/>
          </table:table-cell>
          <table:table-cell table:style-name="ce12" table:formula="of:=IF([.C96]=&quot;&quot;;&quot;&quot;;SQRT(3)/2*[.C96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7]=&quot;&quot;;&quot;&quot;;[.B97]+[.C97]/2)">
            <text:p/>
          </table:table-cell>
          <table:table-cell table:style-name="ce12" table:formula="of:=IF([.C97]=&quot;&quot;;&quot;&quot;;SQRT(3)/2*[.C97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8]=&quot;&quot;;&quot;&quot;;[.B98]+[.C98]/2)">
            <text:p/>
          </table:table-cell>
          <table:table-cell table:style-name="ce12" table:formula="of:=IF([.C98]=&quot;&quot;;&quot;&quot;;SQRT(3)/2*[.C98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99]=&quot;&quot;;&quot;&quot;;[.B99]+[.C99]/2)">
            <text:p/>
          </table:table-cell>
          <table:table-cell table:style-name="ce12" table:formula="of:=IF([.C99]=&quot;&quot;;&quot;&quot;;SQRT(3)/2*[.C99])"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" table:formula="of:=IF([.B100]=&quot;&quot;;&quot;&quot;;[.B100]+[.C100]/2)">
            <text:p/>
          </table:table-cell>
          <table:table-cell table:style-name="ce12" table:formula="of:=IF([.C100]=&quot;&quot;;&quot;&quot;;SQRT(3)/2*[.C100])">
            <text:p/>
          </table:table-cell>
          <table:table-cell table:number-columns-repeated="1017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tant-variable segments" table:style-name="ta2" table:protected="true">
        <loext:table-protection loext:select-unprotected-cells="true"/>
        <table:table-column table:style-name="co7" table:number-columns-repeated="257" table:default-cell-style-name="ce35"/>
        <table:table-column table:style-name="co7" table:number-columns-repeated="767" table:default-cell-style-name="Default"/>
        <table:table-row table:style-name="ro2">
          <table:table-cell office:value-type="string" calcext:value-type="string">
            <text:p>Endpoints of constant-A segments</text:p>
          </table:table-cell>
          <table:table-cell table:number-columns-repeated="5"/>
          <table:table-cell office:value-type="string" calcext:value-type="string">
            <text:p>Endpoints of constant-B segments</text:p>
          </table:table-cell>
          <table:table-cell table:number-columns-repeated="5"/>
          <table:table-cell office:value-type="string" calcext:value-type="string">
            <text:p>Endpoints of constant-C segments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Y</text:p>
          </table:table-cell>
          <table:table-cell table:style-name="ce48"/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48"/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C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Y</text:p>
          </table:table-cell>
          <table:table-cell table:style-name="ce55"/>
          <table:table-cell table:style-name="ce48"/>
          <table:table-cell table:number-columns-repeated="1005"/>
        </table:table-row>
        <table:table-row table:style-name="ro1"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table:formula="of:=[.B3]+[.C3]/2" office:value-type="float" office:value="50" calcext:value-type="float">
            <text:p>50</text:p>
          </table:table-cell>
          <table:table-cell table:style-name="ce49" table:formula="of:=SQRT(3)/2*[.C3]" office:value-type="float" office:value="86.6025403784439" calcext:value-type="float">
            <text:p>86.60</text:p>
          </table:table-cell>
          <table:table-cell table:style-name="ce51"/>
          <table:table-cell table:style-name="ce53" office:value-type="float" office:value="100" calcext:value-type="float">
            <text:p>10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48" table:formula="of:=[.H3]+[.I3]/2" office:value-type="float" office:value="0" calcext:value-type="float">
            <text:p>0</text:p>
          </table:table-cell>
          <table:table-cell table:style-name="ce50" table:formula="of:=SQRT(3)/2*[.I3]" office:value-type="float" office:value="0" calcext:value-type="float">
            <text:p>0.00</text:p>
          </table:table-cell>
          <table:table-cell table:style-name="ce51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" calcext:value-type="float">
            <text:p>0</text:p>
          </table:table-cell>
          <table:table-cell table:style-name="ce48" table:formula="of:=[.N3]+[.O3]/2" office:value-type="float" office:value="100" calcext:value-type="float">
            <text:p>100</text:p>
          </table:table-cell>
          <table:table-cell table:style-name="ce50" table:formula="of:=[.O3]*SQRT(3)/2" office:value-type="float" office:value="0" calcext:value-type="float">
            <text:p>0.00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7" office:value-type="float" office:value="0" calcext:value-type="float">
            <text:p>0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formula="of:=[.B4]+[.C4]/2" office:value-type="float" office:value="100" calcext:value-type="float">
            <text:p>100</text:p>
          </table:table-cell>
          <table:table-cell table:style-name="ce49" table:formula="of:=SQRT(3)/2*[.C4]" office:value-type="float" office:value="0" calcext:value-type="float">
            <text:p>0.00</text:p>
          </table:table-cell>
          <table:table-cell table:style-name="ce51"/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00" calcext:value-type="float">
            <text:p>100</text:p>
          </table:table-cell>
          <table:table-cell table:style-name="ce48" table:formula="of:=[.H4]+[.I4]/2" office:value-type="float" office:value="50" calcext:value-type="float">
            <text:p>50</text:p>
          </table:table-cell>
          <table:table-cell table:style-name="ce50" table:formula="of:=SQRT(3)/2*[.I4]" office:value-type="float" office:value="86.6025403784439" calcext:value-type="float">
            <text:p>86.60</text:p>
          </table:table-cell>
          <table:table-cell table:style-name="ce51"/>
          <table:table-cell table:style-name="ce53" office:value-type="float" office:value="100" calcext:value-type="float">
            <text:p>10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48" table:formula="of:=[.N4]+[.O4]/2" office:value-type="float" office:value="0" calcext:value-type="float">
            <text:p>0</text:p>
          </table:table-cell>
          <table:table-cell table:style-name="ce50" table:formula="of:=[.O4]*SQRT(3)/2" office:value-type="float" office:value="0" calcext:value-type="float">
            <text:p>0.00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0" calcext:value-type="float">
            <text:p>90</text:p>
          </table:table-cell>
          <table:table-cell table:style-name="ce48" table:formula="of:=[.B5]+[.C5]/2" office:value-type="float" office:value="45" calcext:value-type="float">
            <text:p>45</text:p>
          </table:table-cell>
          <table:table-cell table:style-name="ce50" table:formula="of:=SQRT(3)/2*[.C5]" office:value-type="float" office:value="77.9422863405995" calcext:value-type="float">
            <text:p>77.94</text:p>
          </table:table-cell>
          <table:table-cell table:style-name="ce51"/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H5]+[.I5]/2" office:value-type="float" office:value="10" calcext:value-type="float">
            <text:p>10</text:p>
          </table:table-cell>
          <table:table-cell table:style-name="ce50" table:formula="of:=SQRT(3)/2*[.I5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formula="of:=[.N5]+[.O5]/2" office:value-type="float" office:value="95" calcext:value-type="float">
            <text:p>95</text:p>
          </table:table-cell>
          <table:table-cell table:style-name="ce50" table:formula="of:=[.O5]*SQRT(3)/2" office:value-type="float" office:value="8.66025403784439" calcext:value-type="float">
            <text:p>8.66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B6]+[.C6]/2" office:value-type="float" office:value="90" calcext:value-type="float">
            <text:p>90</text:p>
          </table:table-cell>
          <table:table-cell table:style-name="ce50" table:formula="of:=SQRT(3)/2*[.C6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90" calcext:value-type="float">
            <text:p>90</text:p>
          </table:table-cell>
          <table:table-cell table:style-name="ce48" table:formula="of:=[.H6]+[.I6]/2" office:value-type="float" office:value="55" calcext:value-type="float">
            <text:p>55</text:p>
          </table:table-cell>
          <table:table-cell table:style-name="ce50" table:formula="of:=SQRT(3)/2*[.I6]" office:value-type="float" office:value="77.9422863405995" calcext:value-type="float">
            <text:p>77.94</text:p>
          </table:table-cell>
          <table:table-cell table:style-name="ce51"/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formula="of:=[.N6]+[.O6]/2" office:value-type="float" office:value="5" calcext:value-type="float">
            <text:p>5</text:p>
          </table:table-cell>
          <table:table-cell table:style-name="ce50" table:formula="of:=[.O6]*SQRT(3)/2" office:value-type="float" office:value="8.66025403784439" calcext:value-type="float">
            <text:p>8.66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0" calcext:value-type="float">
            <text:p>80</text:p>
          </table:table-cell>
          <table:table-cell table:style-name="ce48" table:formula="of:=[.B7]+[.C7]/2" office:value-type="float" office:value="40" calcext:value-type="float">
            <text:p>40</text:p>
          </table:table-cell>
          <table:table-cell table:style-name="ce50" table:formula="of:=SQRT(3)/2*[.C7]" office:value-type="float" office:value="69.2820323027551" calcext:value-type="float">
            <text:p>69.28</text:p>
          </table:table-cell>
          <table:table-cell table:style-name="ce51"/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H7]+[.I7]/2" office:value-type="float" office:value="20" calcext:value-type="float">
            <text:p>20</text:p>
          </table:table-cell>
          <table:table-cell table:style-name="ce50" table:formula="of:=SQRT(3)/2*[.I7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[.N7]+[.O7]/2" office:value-type="float" office:value="90" calcext:value-type="float">
            <text:p>90</text:p>
          </table:table-cell>
          <table:table-cell table:style-name="ce50" table:formula="of:=[.O7]*SQRT(3)/2" office:value-type="float" office:value="17.3205080756888" calcext:value-type="float">
            <text:p>17.32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B8]+[.C8]/2" office:value-type="float" office:value="80" calcext:value-type="float">
            <text:p>80</text:p>
          </table:table-cell>
          <table:table-cell table:style-name="ce50" table:formula="of:=SQRT(3)/2*[.C8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80" calcext:value-type="float">
            <text:p>80</text:p>
          </table:table-cell>
          <table:table-cell table:style-name="ce48" table:formula="of:=[.H8]+[.I8]/2" office:value-type="float" office:value="60" calcext:value-type="float">
            <text:p>60</text:p>
          </table:table-cell>
          <table:table-cell table:style-name="ce50" table:formula="of:=SQRT(3)/2*[.I8]" office:value-type="float" office:value="69.2820323027551" calcext:value-type="float">
            <text:p>69.28</text:p>
          </table:table-cell>
          <table:table-cell table:style-name="ce51"/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[.N8]+[.O8]/2" office:value-type="float" office:value="10" calcext:value-type="float">
            <text:p>10</text:p>
          </table:table-cell>
          <table:table-cell table:style-name="ce50" table:formula="of:=[.O8]*SQRT(3)/2" office:value-type="float" office:value="17.3205080756888" calcext:value-type="float">
            <text:p>17.32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formula="of:=[.B9]+[.C9]/2" office:value-type="float" office:value="35" calcext:value-type="float">
            <text:p>35</text:p>
          </table:table-cell>
          <table:table-cell table:style-name="ce50" table:formula="of:=SQRT(3)/2*[.C9]" office:value-type="float" office:value="60.6217782649107" calcext:value-type="float">
            <text:p>60.62</text:p>
          </table:table-cell>
          <table:table-cell table:style-name="ce51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H9]+[.I9]/2" office:value-type="float" office:value="30" calcext:value-type="float">
            <text:p>30</text:p>
          </table:table-cell>
          <table:table-cell table:style-name="ce50" table:formula="of:=SQRT(3)/2*[.I9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30" calcext:value-type="float">
            <text:p>30</text:p>
          </table:table-cell>
          <table:table-cell table:style-name="ce48" table:formula="of:=[.N9]+[.O9]/2" office:value-type="float" office:value="85" calcext:value-type="float">
            <text:p>85</text:p>
          </table:table-cell>
          <table:table-cell table:style-name="ce50" table:formula="of:=[.O9]*SQRT(3)/2" office:value-type="float" office:value="25.9807621135332" calcext:value-type="float">
            <text:p>25.98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B10]+[.C10]/2" office:value-type="float" office:value="70" calcext:value-type="float">
            <text:p>70</text:p>
          </table:table-cell>
          <table:table-cell table:style-name="ce50" table:formula="of:=SQRT(3)/2*[.C10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formula="of:=[.H10]+[.I10]/2" office:value-type="float" office:value="65" calcext:value-type="float">
            <text:p>65</text:p>
          </table:table-cell>
          <table:table-cell table:style-name="ce50" table:formula="of:=SQRT(3)/2*[.I10]" office:value-type="float" office:value="60.6217782649107" calcext:value-type="float">
            <text:p>60.62</text:p>
          </table:table-cell>
          <table:table-cell table:style-name="ce51"/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48" table:formula="of:=[.N10]+[.O10]/2" office:value-type="float" office:value="15" calcext:value-type="float">
            <text:p>15</text:p>
          </table:table-cell>
          <table:table-cell table:style-name="ce50" table:formula="of:=[.O10]*SQRT(3)/2" office:value-type="float" office:value="25.9807621135332" calcext:value-type="float">
            <text:p>25.98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60" calcext:value-type="float">
            <text:p>60</text:p>
          </table:table-cell>
          <table:table-cell table:style-name="ce48" table:formula="of:=[.B11]+[.C11]/2" office:value-type="float" office:value="30" calcext:value-type="float">
            <text:p>30</text:p>
          </table:table-cell>
          <table:table-cell table:style-name="ce50" table:formula="of:=SQRT(3)/2*[.C11]" office:value-type="float" office:value="51.9615242270663" calcext:value-type="float">
            <text:p>51.96</text:p>
          </table:table-cell>
          <table:table-cell table:style-name="ce51"/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H11]+[.I11]/2" office:value-type="float" office:value="40" calcext:value-type="float">
            <text:p>40</text:p>
          </table:table-cell>
          <table:table-cell table:style-name="ce50" table:formula="of:=SQRT(3)/2*[.I11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0" calcext:value-type="float">
            <text:p>40</text:p>
          </table:table-cell>
          <table:table-cell table:style-name="ce48" table:formula="of:=[.N11]+[.O11]/2" office:value-type="float" office:value="80" calcext:value-type="float">
            <text:p>80</text:p>
          </table:table-cell>
          <table:table-cell table:style-name="ce50" table:formula="of:=[.O11]*SQRT(3)/2" office:value-type="float" office:value="34.6410161513775" calcext:value-type="float">
            <text:p>34.64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B12]+[.C12]/2" office:value-type="float" office:value="60" calcext:value-type="float">
            <text:p>60</text:p>
          </table:table-cell>
          <table:table-cell table:style-name="ce50" table:formula="of:=SQRT(3)/2*[.C12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60" calcext:value-type="float">
            <text:p>60</text:p>
          </table:table-cell>
          <table:table-cell table:style-name="ce48" table:formula="of:=[.H12]+[.I12]/2" office:value-type="float" office:value="70" calcext:value-type="float">
            <text:p>70</text:p>
          </table:table-cell>
          <table:table-cell table:style-name="ce50" table:formula="of:=SQRT(3)/2*[.I12]" office:value-type="float" office:value="51.9615242270663" calcext:value-type="float">
            <text:p>51.96</text:p>
          </table:table-cell>
          <table:table-cell table:style-name="ce51"/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0" calcext:value-type="float">
            <text:p>40</text:p>
          </table:table-cell>
          <table:table-cell table:style-name="ce48" table:formula="of:=[.N12]+[.O12]/2" office:value-type="float" office:value="20" calcext:value-type="float">
            <text:p>20</text:p>
          </table:table-cell>
          <table:table-cell table:style-name="ce50" table:formula="of:=[.O12]*SQRT(3)/2" office:value-type="float" office:value="34.6410161513775" calcext:value-type="float">
            <text:p>34.64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48" table:formula="of:=[.B13]+[.C13]/2" office:value-type="float" office:value="25" calcext:value-type="float">
            <text:p>25</text:p>
          </table:table-cell>
          <table:table-cell table:style-name="ce50" table:formula="of:=SQRT(3)/2*[.C13]" office:value-type="float" office:value="43.3012701892219" calcext:value-type="float">
            <text:p>43.30</text:p>
          </table:table-cell>
          <table:table-cell table:style-name="ce51"/>
          <table:table-cell table:number-columns-repeated="2" table:style-name="ce48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H13]+[.I13]/2" office:value-type="float" office:value="50" calcext:value-type="float">
            <text:p>50</text:p>
          </table:table-cell>
          <table:table-cell table:style-name="ce50" table:formula="of:=SQRT(3)/2*[.I13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50" calcext:value-type="float">
            <text:p>50</text:p>
          </table:table-cell>
          <table:table-cell table:style-name="ce48" table:formula="of:=[.N13]+[.O13]/2" office:value-type="float" office:value="75" calcext:value-type="float">
            <text:p>75</text:p>
          </table:table-cell>
          <table:table-cell table:style-name="ce50" table:formula="of:=[.O13]*SQRT(3)/2" office:value-type="float" office:value="43.3012701892219" calcext:value-type="float">
            <text:p>43.30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number-columns-repeated="2" table:style-name="ce48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B14]+[.C14]/2" office:value-type="float" office:value="50" calcext:value-type="float">
            <text:p>50</text:p>
          </table:table-cell>
          <table:table-cell table:style-name="ce50" table:formula="of:=SQRT(3)/2*[.C14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50" calcext:value-type="float">
            <text:p>50</text:p>
          </table:table-cell>
          <table:table-cell table:style-name="ce48" table:formula="of:=[.H14]+[.I14]/2" office:value-type="float" office:value="75" calcext:value-type="float">
            <text:p>75</text:p>
          </table:table-cell>
          <table:table-cell table:style-name="ce50" table:formula="of:=SQRT(3)/2*[.I14]" office:value-type="float" office:value="43.3012701892219" calcext:value-type="float">
            <text:p>43.30</text:p>
          </table:table-cell>
          <table:table-cell table:style-name="ce51"/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50" calcext:value-type="float">
            <text:p>50</text:p>
          </table:table-cell>
          <table:table-cell table:style-name="ce48" table:formula="of:=[.N14]+[.O14]/2" office:value-type="float" office:value="25" calcext:value-type="float">
            <text:p>25</text:p>
          </table:table-cell>
          <table:table-cell table:style-name="ce50" table:formula="of:=[.O14]*SQRT(3)/2" office:value-type="float" office:value="43.3012701892219" calcext:value-type="float">
            <text:p>43.30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0" calcext:value-type="float">
            <text:p>40</text:p>
          </table:table-cell>
          <table:table-cell table:style-name="ce48" table:formula="of:=[.B15]+[.C15]/2" office:value-type="float" office:value="20" calcext:value-type="float">
            <text:p>20</text:p>
          </table:table-cell>
          <table:table-cell table:style-name="ce50" table:formula="of:=SQRT(3)/2*[.C15]" office:value-type="float" office:value="34.6410161513775" calcext:value-type="float">
            <text:p>34.64</text:p>
          </table:table-cell>
          <table:table-cell table:style-name="ce51"/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H15]+[.I15]/2" office:value-type="float" office:value="60" calcext:value-type="float">
            <text:p>60</text:p>
          </table:table-cell>
          <table:table-cell table:style-name="ce50" table:formula="of:=SQRT(3)/2*[.I15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60" calcext:value-type="float">
            <text:p>60</text:p>
          </table:table-cell>
          <table:table-cell table:style-name="ce48" table:formula="of:=[.N15]+[.O15]/2" office:value-type="float" office:value="70" calcext:value-type="float">
            <text:p>70</text:p>
          </table:table-cell>
          <table:table-cell table:style-name="ce50" table:formula="of:=[.O15]*SQRT(3)/2" office:value-type="float" office:value="51.9615242270663" calcext:value-type="float">
            <text:p>51.96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B16]+[.C16]/2" office:value-type="float" office:value="40" calcext:value-type="float">
            <text:p>40</text:p>
          </table:table-cell>
          <table:table-cell table:style-name="ce50" table:formula="of:=SQRT(3)/2*[.C16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0" calcext:value-type="float">
            <text:p>40</text:p>
          </table:table-cell>
          <table:table-cell table:style-name="ce48" table:formula="of:=[.H16]+[.I16]/2" office:value-type="float" office:value="80" calcext:value-type="float">
            <text:p>80</text:p>
          </table:table-cell>
          <table:table-cell table:style-name="ce50" table:formula="of:=SQRT(3)/2*[.I16]" office:value-type="float" office:value="34.6410161513775" calcext:value-type="float">
            <text:p>34.64</text:p>
          </table:table-cell>
          <table:table-cell table:style-name="ce51"/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60" calcext:value-type="float">
            <text:p>60</text:p>
          </table:table-cell>
          <table:table-cell table:style-name="ce48" table:formula="of:=[.N16]+[.O16]/2" office:value-type="float" office:value="30" calcext:value-type="float">
            <text:p>30</text:p>
          </table:table-cell>
          <table:table-cell table:style-name="ce50" table:formula="of:=[.O16]*SQRT(3)/2" office:value-type="float" office:value="51.9615242270663" calcext:value-type="float">
            <text:p>51.96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48" table:formula="of:=[.B17]+[.C17]/2" office:value-type="float" office:value="15" calcext:value-type="float">
            <text:p>15</text:p>
          </table:table-cell>
          <table:table-cell table:style-name="ce50" table:formula="of:=SQRT(3)/2*[.C17]" office:value-type="float" office:value="25.9807621135332" calcext:value-type="float">
            <text:p>25.98</text:p>
          </table:table-cell>
          <table:table-cell table:style-name="ce51"/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H17]+[.I17]/2" office:value-type="float" office:value="70" calcext:value-type="float">
            <text:p>70</text:p>
          </table:table-cell>
          <table:table-cell table:style-name="ce50" table:formula="of:=SQRT(3)/2*[.I17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formula="of:=[.N17]+[.O17]/2" office:value-type="float" office:value="65" calcext:value-type="float">
            <text:p>65</text:p>
          </table:table-cell>
          <table:table-cell table:style-name="ce50" table:formula="of:=[.O17]*SQRT(3)/2" office:value-type="float" office:value="60.6217782649107" calcext:value-type="float">
            <text:p>60.62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B18]+[.C18]/2" office:value-type="float" office:value="30" calcext:value-type="float">
            <text:p>30</text:p>
          </table:table-cell>
          <table:table-cell table:style-name="ce50" table:formula="of:=SQRT(3)/2*[.C18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30" calcext:value-type="float">
            <text:p>30</text:p>
          </table:table-cell>
          <table:table-cell table:style-name="ce48" table:formula="of:=[.H18]+[.I18]/2" office:value-type="float" office:value="85" calcext:value-type="float">
            <text:p>85</text:p>
          </table:table-cell>
          <table:table-cell table:style-name="ce50" table:formula="of:=SQRT(3)/2*[.I18]" office:value-type="float" office:value="25.9807621135332" calcext:value-type="float">
            <text:p>25.98</text:p>
          </table:table-cell>
          <table:table-cell table:style-name="ce51"/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70" calcext:value-type="float">
            <text:p>70</text:p>
          </table:table-cell>
          <table:table-cell table:style-name="ce48" table:formula="of:=[.N18]+[.O18]/2" office:value-type="float" office:value="35" calcext:value-type="float">
            <text:p>35</text:p>
          </table:table-cell>
          <table:table-cell table:style-name="ce50" table:formula="of:=[.O18]*SQRT(3)/2" office:value-type="float" office:value="60.6217782649107" calcext:value-type="float">
            <text:p>60.62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[.B19]+[.C19]/2" office:value-type="float" office:value="10" calcext:value-type="float">
            <text:p>10</text:p>
          </table:table-cell>
          <table:table-cell table:style-name="ce50" table:formula="of:=SQRT(3)/2*[.C19]" office:value-type="float" office:value="17.3205080756888" calcext:value-type="float">
            <text:p>17.32</text:p>
          </table:table-cell>
          <table:table-cell table:style-name="ce51"/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H19]+[.I19]/2" office:value-type="float" office:value="80" calcext:value-type="float">
            <text:p>80</text:p>
          </table:table-cell>
          <table:table-cell table:style-name="ce50" table:formula="of:=SQRT(3)/2*[.I19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80" calcext:value-type="float">
            <text:p>80</text:p>
          </table:table-cell>
          <table:table-cell table:style-name="ce48" table:formula="of:=[.N19]+[.O19]/2" office:value-type="float" office:value="60" calcext:value-type="float">
            <text:p>60</text:p>
          </table:table-cell>
          <table:table-cell table:style-name="ce50" table:formula="of:=[.O19]*SQRT(3)/2" office:value-type="float" office:value="69.2820323027551" calcext:value-type="float">
            <text:p>69.28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B20]+[.C20]/2" office:value-type="float" office:value="20" calcext:value-type="float">
            <text:p>20</text:p>
          </table:table-cell>
          <table:table-cell table:style-name="ce50" table:formula="of:=SQRT(3)/2*[.C20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[.H20]+[.I20]/2" office:value-type="float" office:value="90" calcext:value-type="float">
            <text:p>90</text:p>
          </table:table-cell>
          <table:table-cell table:style-name="ce50" table:formula="of:=SQRT(3)/2*[.I20]" office:value-type="float" office:value="17.3205080756888" calcext:value-type="float">
            <text:p>17.32</text:p>
          </table:table-cell>
          <table:table-cell table:style-name="ce51"/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80" calcext:value-type="float">
            <text:p>80</text:p>
          </table:table-cell>
          <table:table-cell table:style-name="ce48" table:formula="of:=[.N20]+[.O20]/2" office:value-type="float" office:value="40" calcext:value-type="float">
            <text:p>40</text:p>
          </table:table-cell>
          <table:table-cell table:style-name="ce50" table:formula="of:=[.O20]*SQRT(3)/2" office:value-type="float" office:value="69.2820323027551" calcext:value-type="float">
            <text:p>69.28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formula="of:=[.B21]+[.C21]/2" office:value-type="float" office:value="5" calcext:value-type="float">
            <text:p>5</text:p>
          </table:table-cell>
          <table:table-cell table:style-name="ce50" table:formula="of:=SQRT(3)/2*[.C21]" office:value-type="float" office:value="8.66025403784439" calcext:value-type="float">
            <text:p>8.66</text:p>
          </table:table-cell>
          <table:table-cell table:style-name="ce51"/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H21]+[.I21]/2" office:value-type="float" office:value="90" calcext:value-type="float">
            <text:p>90</text:p>
          </table:table-cell>
          <table:table-cell table:style-name="ce50" table:formula="of:=SQRT(3)/2*[.I21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90" calcext:value-type="float">
            <text:p>90</text:p>
          </table:table-cell>
          <table:table-cell table:style-name="ce48" table:formula="of:=[.N21]+[.O21]/2" office:value-type="float" office:value="55" calcext:value-type="float">
            <text:p>55</text:p>
          </table:table-cell>
          <table:table-cell table:style-name="ce50" table:formula="of:=[.O21]*SQRT(3)/2" office:value-type="float" office:value="77.9422863405995" calcext:value-type="float">
            <text:p>77.94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1"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B22]+[.C22]/2" office:value-type="float" office:value="10" calcext:value-type="float">
            <text:p>10</text:p>
          </table:table-cell>
          <table:table-cell table:style-name="ce50" table:formula="of:=SQRT(3)/2*[.C22]" office:value-type="float" office:value="0" calcext:value-type="float">
            <text:p>0.00</text:p>
          </table:table-cell>
          <table:table-cell table:style-name="ce51"/>
          <table:table-cell table:style-name="ce48" office:value-type="float" office:value="0" calcext:value-type="float">
            <text:p>0</text:p>
          </table:table-cell>
          <table:table-cell table:style-name="ce48" office:value-type="float" office:value="90" calcext:value-type="float">
            <text:p>90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formula="of:=[.H22]+[.I22]/2" office:value-type="float" office:value="95" calcext:value-type="float">
            <text:p>95</text:p>
          </table:table-cell>
          <table:table-cell table:style-name="ce50" table:formula="of:=SQRT(3)/2*[.I22]" office:value-type="float" office:value="8.66025403784439" calcext:value-type="float">
            <text:p>8.66</text:p>
          </table:table-cell>
          <table:table-cell table:style-name="ce51"/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0" calcext:value-type="float">
            <text:p>90</text:p>
          </table:table-cell>
          <table:table-cell table:style-name="ce48" table:formula="of:=[.N22]+[.O22]/2" office:value-type="float" office:value="45" calcext:value-type="float">
            <text:p>45</text:p>
          </table:table-cell>
          <table:table-cell table:style-name="ce50" table:formula="of:=[.O22]*SQRT(3)/2" office:value-type="float" office:value="77.9422863405995" calcext:value-type="float">
            <text:p>77.94</text:p>
          </table:table-cell>
          <table:table-cell table:style-name="ce51"/>
          <table:table-cell table:style-name="ce48"/>
          <table:table-cell table:number-columns-repeated="1005"/>
        </table:table-row>
        <table:table-row table:style-name="ro2">
          <table:table-cell table:style-name="ce48" table:number-columns-repeated="19"/>
          <table:table-cell table:number-columns-repeated="100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10108" number:language="it" number:country="CH">
      <number:month number:textual="true"/>
      <number:text>.</number:text>
      <number:year/>
    </number:date-style>
    <number:time-style style:name="N10109" number:language="it" number:country="CH">
      <number:hours/>
      <number:text>:</number:text>
      <number:minutes number:style="long"/>
      <number:text> </number:text>
      <number:am-pm/>
    </number:time-style>
    <number:time-style style:name="N10110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it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it" number:country="CH">
      <number:text>SFr. </number:text>
      <number:number number:decimal-places="0" loext:min-decimal-places="0" number:min-integer-digits="1" number:grouping="true"/>
    </number:number-style>
    <number:number-style style:name="N10113" number:language="it" number:country="CH">
      <number:text>SFr. -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it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CH">
      <number:text>SFr. </number:text>
      <number:number number:decimal-places="2" loext:min-decimal-places="2" number:min-integer-digits="1" number:grouping="true"/>
    </number:number-style>
    <number:number-style style:name="N10116" number:language="it" number:country="CH">
      <number:text>SFr. -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it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10" draw:display-name="Gradient 10" draw:style="linear" draw:start-color="#ff972f" draw:end-color="#ffffff" draw:start-intensity="100%" draw:end-intensity="100%" draw:angle="600" draw:border="20%"/>
    <draw:gradient draw:name="Gradient_20_11" draw:display-name="Gradient 11" draw:style="linear" draw:start-color="#ff972f" draw:end-color="#ffffff" draw:start-intensity="90%" draw:end-intensity="100%" draw:angle="600" draw:border="0%"/>
    <draw:gradient draw:name="Gradient_20_12" draw:display-name="Gradient 12" draw:style="linear" draw:start-color="#ff972f" draw:end-color="#ffffff" draw:start-intensity="100%" draw:end-intensity="100%" draw:angle="600" draw:border="0%"/>
    <draw:gradient draw:name="Gradient_20_13" draw:display-name="Gradient 13" draw:style="linear" draw:start-color="#ff972f" draw:end-color="#ffffff" draw:start-intensity="100%" draw:end-intensity="100%" draw:angle="600" draw:border="0%"/>
    <draw:gradient draw:name="Gradient_20_2" draw:display-name="Gradient 2" draw:style="linear" draw:start-color="#ffffff" draw:end-color="#999999" draw:start-intensity="100%" draw:end-intensity="100%" draw:angle="3000" draw:border="0%"/>
    <draw:gradient draw:name="Gradient_20_3" draw:display-name="Gradient 3" draw:style="linear" draw:start-color="#ffffff" draw:end-color="#999999" draw:start-intensity="100%" draw:end-intensity="100%" draw:angle="3000" draw:border="0%"/>
    <draw:gradient draw:name="Gradient_20_4" draw:display-name="Gradient 4" draw:style="linear" draw:start-color="#ffffff" draw:end-color="#999999" draw:start-intensity="100%" draw:end-intensity="100%" draw:angle="3000" draw:border="0%"/>
    <draw:gradient draw:name="Gradient_20_5" draw:display-name="Gradient 5" draw:style="linear" draw:start-color="#ffffff" draw:end-color="#729fcf" draw:start-intensity="100%" draw:end-intensity="100%" draw:angle="900" draw:border="0%"/>
    <draw:gradient draw:name="Gradient_20_6" draw:display-name="Gradient 6" draw:style="linear" draw:start-color="#ffffff" draw:end-color="#729fcf" draw:start-intensity="100%" draw:end-intensity="100%" draw:angle="900" draw:border="0%"/>
    <draw:gradient draw:name="Gradient_20_7" draw:display-name="Gradient 7" draw:style="linear" draw:start-color="#ffffff" draw:end-color="#729fcf" draw:start-intensity="100%" draw:end-intensity="100%" draw:angle="900" draw:border="10%"/>
    <draw:gradient draw:name="Gradient_20_8" draw:display-name="Gradient 8" draw:style="linear" draw:start-color="#ff972f" draw:end-color="#ffffff" draw:start-intensity="100%" draw:end-intensity="100%" draw:angle="600" draw:border="10%"/>
    <draw:gradient draw:name="Gradient_20_9" draw:display-name="Gradient 9" draw:style="linear" draw:start-color="#ffffff" draw:end-color="#999999" draw:start-intensity="100%" draw:end-intensity="100%" draw:angle="3000" draw:border="20%"/>
    <draw:gradient draw:name="gradient" draw:style="linear" draw:start-color="#ff972f" draw:end-color="#ffffff" draw:start-intensity="100%" draw:end-intensity="100%" draw:angle="60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26mm" draw:distance="0.26mm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00:42:03.337562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rnary_20_plot" style:display-name="PageStyle_Ternary p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-variable_20_segments" style:display-name="PageStyle_Constant-variable seg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vaughan</meta:initial-creator>
    <meta:creation-date>2010-07-27T22:58:46</meta:creation-date>
    <dc:creator>Daniele Moro</dc:creator>
    <dc:date>2019-01-31T01:35:29.841452529</dc:date>
    <meta:editing-cycles>17</meta:editing-cycles>
    <meta:editing-duration>PT1H25M6S</meta:editing-duration>
    <meta:generator>LibreOffice/6.1.4.2$Linux_X86_64 LibreOffice_project/10$Build-2</meta:generator>
    <meta:document-statistic meta:table-count="2" meta:cell-count="518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recorde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DrawText", "", 0, Array())

rem ----------------------------------------------------------------------
rem dispatcher.executeDispatch(document, ".uno:DrawText", "", 0, Array())

rem ----------------------------------------------------------------------
dim args3(0) as new com.sun.star.beans.PropertyValue
args3(0).Name = "ToPoint"
args3(0).Value = "$C$26"

dispatcher.executeDispatch(document, ".uno:GoToCell", "", 0, args3())

rem ----------------------------------------------------------------------
dispatcher.executeDispatch(document, ".uno:DrawText", "", 0, Array())

rem ----------------------------------------------------------------------
rem dispatcher.executeDispatch(document, ".uno:DrawText", "", 0, Array())

rem ----------------------------------------------------------------------
dim args6(0) as new com.sun.star.beans.PropertyValue
args6(0).Name = "ToPoint"
args6(0).Value = "$C$26"

dispatcher.executeDispatch(document, ".uno:GoToCell", "", 0, args6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insert_Textfield'_with_image

Dim Point As New com.sun.star.awt.Point
'Dim Original_Size As New com.sun.star.awt.Size
Dim Size As New com.sun.star.awt.Size
Dim Size_max As New com.sun.star.awt.Size

oDoc = ThisComponent
Sheets = oDoc.getSheets()
oSheet = oDoc.Sheets.getbyname("tern-plot")
oCell = oSheet.getCellByPosition(0,13) 'get cell A14. Cells are indexed from zero
CellValue = Cell.getString()
oPage = oSheet.drawpage
's_urlBitmap = "file:///C:/Users/.../MyBitmap.png" 'Url zur Bitmap
'mit s_urlBitmap =  converttourl("C:\Users\...\MyBitmap.png") geht es auch

'oshape = oDoc.createInstance("com.sun.star.drawing.GraphicObjectShape")
rctArgilla = oPage.getbyindex("rctArgilla")

Point.x = 10000
Point.y = 10000
Size.Width = 5000
Size.Height = 3000

with oshape
  .Size = Size
  .Position = Point
  .LineStyle=0
'  .GraphicURL=s_urlBitmap 'verknüpft
  .name="my_Grafik"
end with 

opage.add(oshape) 

with oshape
  .String=CellValue
  .CharFontName="Arial"
  .CharHeight=12
  .TextHorizontalAdjust=2
  .TextVerticalAdjust=0
  .ParaAdjust=1
  .TextContourFrame = TRUE
end with

'oBitmap = odoc.createInstance( "com.sun.star.drawing.BitmapTable" )
'sName$ = oshape.Name

'If oBitMap.hasByName(sName) Then
'oBitmap.replaceByName( sName, oshape.GraphicURL )
'else
'oBitmap.insertByName( sName, oshape.GraphicURL )
'End If

'sNewURL$ = oBitmap.getByName( sName )
'oshape.GraphicURL = sNewURL 'Embeddet

'Original_Size=oshape.Graphic.SizePixel 'Originalgrösse des neuen Bildes auslesen

Size_max.Width=5000
Size_max.Height=3000

'Factor_Width=Size_max.width/Original_Size.width
'Factor_Height=Size_max.Height/Original_Size.Height

'if Factor_Width&lt;=Factor_Height then 'bestimmen ob die Breite oder die Höhe der begrenzende Faktor ist
'factor=Factor_Width
'else
'factor=Factor_Height
'endif

'size.width=Original_Size.width*factor
'size.Height=Original_Size.Height*factor

oshape.size=Size

end sub

sub prova
'msgbox("prova")

Dim oDoc As Object
Dim oSheets As Object
Dim oSheet As Object
Dim oDrawPage As Object

Dim oShape as Object
Dim I as integer

oDoc = ThisComponent
'oDoc = StarDesktop.CurrentComponent
oSheets = oDoc.getSheets()
oSheet = oSheets.GetByName("tern-plot")
'Sheet = Doc.Sheets.GetByIndex(0)
oDrawPage = oSheet.DrawPage
'oForm = DrawPage.Forms.GetByIndex(0)

'cell A14
oCellA14 = oSheet.getCellByPosition(0,13) 'Cells are indexed from zero
oCellValueA14 = oCellA14.getString()
'cell B14
oCellB14 = oSheet.getCellByPosition(1,13) 'Cells are indexed from zero
oCellValueB14 = oCellB14.getString()
'cell A14
oCellC14 = oSheet.getCellByPosition(2,13) 'Cells are indexed from zero
oCellValueC14 = oCellC14.getString()

For i = 0 to oDrawPage.Count - 1
  oShape = oDrawPage(i)
'  If HasUnoInterfaces(oShape, "com.sun.star.drawing.RectangleShape") Then
    select case oShape.Name
    case "rctArgilla"
    'msgbox("found! &lt;" &amp; oShape.Name &amp; "&gt; is drawing number " &amp; i + 1)
    oShape.String = oCellValueA14
    case "rctSabbia"
   'msgbox("found! &lt;" &amp; oShape.Name &amp; "&gt; is drawing number " &amp; i + 1)
    oShape.String = oCellValueB14
    case "rctLimo"
    'msgbox("found! &lt;" &amp; oShape.Name &amp; "&gt; is drawing number " &amp; i + 1)
    oShape.String = oCellValueC14
    end select
'  End If
Nex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2e3436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false" chart:logarithmic="false" chart:maximum="100" chart:origin="0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draw:stroke="none" svg:stroke-color="#2e3436"/>
      <style:text-properties fo:font-size="10pt" style:font-size-asian="10pt" style:font-size-complex="10pt"/>
    </style:style>
    <style:style style:name="ch4" style:family="chart" style:data-style-name="N2">
      <style:chart-properties chart:display-label="false" chart:logarithmic="false" chart:maximum="100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color="#2e3436"/>
      <style:text-properties fo:font-size="10pt" style:font-size-asian="10pt" style:font-size-complex="10pt"/>
    </style:style>
    <style:style style:name="ch5" style:family="chart" style:data-style-name="N2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draw:stroke="dash" draw:stroke-dash="Excel_20_line_20_dash_20_1" svg:stroke-color="#999999" draw:fill-color="#999999"/>
      <style:text-properties fo:font-size="10pt" style:font-size-asian="10pt" style:font-size-complex="10pt"/>
    </style:style>
    <style:style style:name="ch7" style:family="chart" style:data-style-name="N2">
      <style:chart-properties chart:symbol-type="none" chart:link-data-style-to-source="true"/>
      <style:graphic-properties draw:stroke="dash" draw:stroke-dash="Excel_20_line_20_dash_20_2" svg:stroke-color="#999999" draw:fill-color="#999999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draw:stroke="dash" draw:stroke-dash="Excel_20_line_20_dash_20_3" svg:stroke-color="#999999" draw:fill-color="#999999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draw:stroke="dash" draw:stroke-dash="Excel_20_line_20_dash_20_4" svg:stroke-color="#999999" draw:fill-color="#999999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Excel_20_line_20_dash_20_5" svg:stroke-color="#999999" draw:fill-color="#999999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draw:stroke="dash" draw:stroke-dash="Excel_20_line_20_dash_20_6" svg:stroke-color="#999999" draw:fill-color="#999999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draw:stroke="dash" draw:stroke-dash="Excel_20_line_20_dash_20_7" svg:stroke-color="#999999" draw:fill-color="#999999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draw:stroke="dash" draw:stroke-dash="Excel_20_line_20_dash_20_8" svg:stroke-color="#999999" draw:fill-color="#999999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Excel_20_line_20_dash_20_9" svg:stroke-color="#999999" draw:fill-color="#999999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color="#b4c7dc" draw:fill-color="#b4c7dc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color="#ffdbb6" draw:fill-color="#ffdbb6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176cm" chart:symbol-height="0.176cm" chart:link-data-style-to-source="true" chart:data-label-number="none" chart:data-label-text="true" chart:data-label-symbol="false" chart:label-position="avoid-overlap"/>
      <style:graphic-properties draw:stroke="none" svg:stroke-color="#ff0000" draw:fill-color="#ff0000"/>
      <style:text-properties fo:color="#ff0000" fo:font-family="Arial" fo:font-size="10pt" style:font-size-asian="10pt" style:font-family-complex="Arial" style:font-size-complex="10pt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16.489cm" svg:height="12.305cm" xlink:href=".." xlink:type="simple" chart:class="chart:scatter" chart:style-name="ch1">
        <chart:plot-area chart:style-name="ch2" table:cell-range-address="'tern-plot'.D15:'tern-plot'.D21 'Constant-variable segments'.D3:'Constant-variable segments'.E4 'Constant-variable segments'.E5:'Constant-variable segments'.E22 'Constant-variable segments'.K3:'Constant-variable segments'.K22 'Constant-variable segments'.Q3:'Constant-variable segments'.Q22 'tern-plot'.G15:'tern-plot'.G21" chart:data-source-has-labels="column" svg:x="3.795cm" svg:y="0.248cm" svg:width="9.999cm" svg:height="9.999cm">
          <chartooo:coordinate-region svg:x="3.795cm" svg:y="0.248cm" svg:width="9.999cm" svg:height="9.999cm"/>
          <chart:axis chart:dimension="x" chart:name="primary-x" chart:style-name="ch3" chartooo:axis-type="auto">
            <chart:categories table:cell-range-address="'tern-plot'.D15:'tern-plot'.D21"/>
          </chart:axis>
          <chart:axis chart:dimension="y" chart:name="primary-y" chart:style-name="ch4"/>
          <chart:series chart:style-name="ch5" chart:values-cell-range-address="'Constant-variable segments'.E3:'Constant-variable segments'.E4" chart:class="chart:scatter">
            <chart:domain table:cell-range-address="'Constant-variable segments'.D3:'Constant-variable segments'.D4"/>
            <chart:data-point chart:repeated="2"/>
          </chart:series>
          <chart:series chart:style-name="ch6" chart:values-cell-range-address="'Constant-variable segments'.E5:'Constant-variable segments'.E6" chart:class="chart:scatter">
            <chart:domain table:cell-range-address="'Constant-variable segments'.D5:'Constant-variable segments'.D6"/>
            <chart:data-point chart:repeated="2"/>
          </chart:series>
          <chart:series chart:style-name="ch7" chart:values-cell-range-address="'Constant-variable segments'.E7:'Constant-variable segments'.E8" chart:class="chart:scatter">
            <chart:domain table:cell-range-address="'Constant-variable segments'.D7:'Constant-variable segments'.D8"/>
            <chart:data-point chart:repeated="2"/>
          </chart:series>
          <chart:series chart:style-name="ch8" chart:values-cell-range-address="'Constant-variable segments'.E9:'Constant-variable segments'.E10" chart:class="chart:scatter">
            <chart:domain table:cell-range-address="'Constant-variable segments'.D9:'Constant-variable segments'.D10"/>
            <chart:data-point chart:repeated="2"/>
          </chart:series>
          <chart:series chart:style-name="ch9" chart:values-cell-range-address="'Constant-variable segments'.E11:'Constant-variable segments'.E12" chart:class="chart:scatter">
            <chart:domain table:cell-range-address="'Constant-variable segments'.D11:'Constant-variable segments'.D12"/>
            <chart:data-point chart:repeated="2"/>
          </chart:series>
          <chart:series chart:style-name="ch10" chart:values-cell-range-address="'Constant-variable segments'.E13:'Constant-variable segments'.E14" chart:class="chart:scatter">
            <chart:domain table:cell-range-address="'Constant-variable segments'.D13:'Constant-variable segments'.D14"/>
            <chart:data-point chart:repeated="2"/>
          </chart:series>
          <chart:series chart:style-name="ch11" chart:values-cell-range-address="'Constant-variable segments'.E15:'Constant-variable segments'.E16" chart:class="chart:scatter">
            <chart:domain table:cell-range-address="'Constant-variable segments'.D15:'Constant-variable segments'.D16"/>
            <chart:data-point chart:repeated="2"/>
          </chart:series>
          <chart:series chart:style-name="ch12" chart:values-cell-range-address="'Constant-variable segments'.E17:'Constant-variable segments'.E18" chart:class="chart:scatter">
            <chart:domain table:cell-range-address="'Constant-variable segments'.D17:'Constant-variable segments'.D18"/>
            <chart:data-point chart:repeated="2"/>
          </chart:series>
          <chart:series chart:style-name="ch13" chart:values-cell-range-address="'Constant-variable segments'.E19:'Constant-variable segments'.E20" chart:class="chart:scatter">
            <chart:domain table:cell-range-address="'Constant-variable segments'.D19:'Constant-variable segments'.D20"/>
            <chart:data-point chart:repeated="2"/>
          </chart:series>
          <chart:series chart:style-name="ch14" chart:values-cell-range-address="'Constant-variable segments'.E21:'Constant-variable segments'.E22" chart:class="chart:scatter">
            <chart:domain table:cell-range-address="'Constant-variable segments'.D21:'Constant-variable segments'.D22"/>
            <chart:data-point chart:repeated="2"/>
          </chart:series>
          <chart:series chart:style-name="ch5" chart:values-cell-range-address="'Constant-variable segments'.K3:'Constant-variable segments'.K4" chart:class="chart:scatter">
            <chart:domain table:cell-range-address="'Constant-variable segments'.J3:'Constant-variable segments'.J4"/>
            <chart:data-point chart:repeated="2"/>
          </chart:series>
          <chart:series chart:style-name="ch15" chart:values-cell-range-address="'Constant-variable segments'.K5:'Constant-variable segments'.K6" chart:class="chart:scatter">
            <chart:domain table:cell-range-address="'Constant-variable segments'.J5:'Constant-variable segments'.J6"/>
            <chart:data-point chart:repeated="2"/>
          </chart:series>
          <chart:series chart:style-name="ch15" chart:values-cell-range-address="'Constant-variable segments'.K7:'Constant-variable segments'.K8" chart:class="chart:scatter">
            <chart:domain table:cell-range-address="'Constant-variable segments'.J7:'Constant-variable segments'.J8"/>
            <chart:data-point chart:repeated="2"/>
          </chart:series>
          <chart:series chart:style-name="ch15" chart:values-cell-range-address="'Constant-variable segments'.K9:'Constant-variable segments'.K10" chart:class="chart:scatter">
            <chart:domain table:cell-range-address="'Constant-variable segments'.J9:'Constant-variable segments'.J10"/>
            <chart:data-point chart:repeated="2"/>
          </chart:series>
          <chart:series chart:style-name="ch15" chart:values-cell-range-address="'Constant-variable segments'.K11:'Constant-variable segments'.K12" chart:class="chart:scatter">
            <chart:domain table:cell-range-address="'Constant-variable segments'.J11:'Constant-variable segments'.J12"/>
            <chart:data-point chart:repeated="2"/>
          </chart:series>
          <chart:series chart:style-name="ch15" chart:values-cell-range-address="'Constant-variable segments'.K13:'Constant-variable segments'.K14" chart:class="chart:scatter">
            <chart:domain table:cell-range-address="'Constant-variable segments'.J13:'Constant-variable segments'.J14"/>
            <chart:data-point chart:repeated="2"/>
          </chart:series>
          <chart:series chart:style-name="ch15" chart:values-cell-range-address="'Constant-variable segments'.K15:'Constant-variable segments'.K16" chart:class="chart:scatter">
            <chart:domain table:cell-range-address="'Constant-variable segments'.J15:'Constant-variable segments'.J16"/>
            <chart:data-point chart:repeated="2"/>
          </chart:series>
          <chart:series chart:style-name="ch15" chart:values-cell-range-address="'Constant-variable segments'.K17:'Constant-variable segments'.K18" chart:class="chart:scatter">
            <chart:domain table:cell-range-address="'Constant-variable segments'.J17:'Constant-variable segments'.J18"/>
            <chart:data-point chart:repeated="2"/>
          </chart:series>
          <chart:series chart:style-name="ch15" chart:values-cell-range-address="'Constant-variable segments'.K19:'Constant-variable segments'.K20" chart:class="chart:scatter">
            <chart:domain table:cell-range-address="'Constant-variable segments'.J19:'Constant-variable segments'.J20"/>
            <chart:data-point chart:repeated="2"/>
          </chart:series>
          <chart:series chart:style-name="ch15" chart:values-cell-range-address="'Constant-variable segments'.K21:'Constant-variable segments'.K22" chart:class="chart:scatter">
            <chart:domain table:cell-range-address="'Constant-variable segments'.J21:'Constant-variable segments'.J22"/>
            <chart:data-point chart:repeated="2"/>
          </chart:series>
          <chart:series chart:style-name="ch5" chart:values-cell-range-address="'Constant-variable segments'.Q3:'Constant-variable segments'.Q4" chart:class="chart:scatter">
            <chart:domain table:cell-range-address="'Constant-variable segments'.P3:'Constant-variable segments'.P4"/>
            <chart:data-point chart:repeated="2"/>
          </chart:series>
          <chart:series chart:style-name="ch16" chart:values-cell-range-address="'Constant-variable segments'.Q5:'Constant-variable segments'.Q6" chart:class="chart:scatter">
            <chart:domain table:cell-range-address="'Constant-variable segments'.P5:'Constant-variable segments'.P6"/>
            <chart:data-point chart:repeated="2"/>
          </chart:series>
          <chart:series chart:style-name="ch16" chart:values-cell-range-address="'Constant-variable segments'.Q7:'Constant-variable segments'.Q8" chart:class="chart:scatter">
            <chart:domain table:cell-range-address="'Constant-variable segments'.P7:'Constant-variable segments'.P8"/>
            <chart:data-point chart:repeated="2"/>
          </chart:series>
          <chart:series chart:style-name="ch16" chart:values-cell-range-address="'Constant-variable segments'.Q9:'Constant-variable segments'.Q10" chart:class="chart:scatter">
            <chart:domain table:cell-range-address="'Constant-variable segments'.P9:'Constant-variable segments'.P10"/>
            <chart:data-point chart:repeated="2"/>
          </chart:series>
          <chart:series chart:style-name="ch16" chart:values-cell-range-address="'Constant-variable segments'.Q11:'Constant-variable segments'.Q12" chart:class="chart:scatter">
            <chart:domain table:cell-range-address="'Constant-variable segments'.P11:'Constant-variable segments'.P12"/>
            <chart:data-point chart:repeated="2"/>
          </chart:series>
          <chart:series chart:style-name="ch16" chart:values-cell-range-address="'Constant-variable segments'.Q13:'Constant-variable segments'.Q14" chart:class="chart:scatter">
            <chart:domain table:cell-range-address="'Constant-variable segments'.P13:'Constant-variable segments'.P14"/>
            <chart:data-point chart:repeated="2"/>
          </chart:series>
          <chart:series chart:style-name="ch16" chart:values-cell-range-address="'Constant-variable segments'.Q15:'Constant-variable segments'.Q16" chart:class="chart:scatter">
            <chart:domain table:cell-range-address="'Constant-variable segments'.P15:'Constant-variable segments'.P16"/>
            <chart:data-point chart:repeated="2"/>
          </chart:series>
          <chart:series chart:style-name="ch16" chart:values-cell-range-address="'Constant-variable segments'.Q17:'Constant-variable segments'.Q18" chart:class="chart:scatter">
            <chart:domain table:cell-range-address="'Constant-variable segments'.P17:'Constant-variable segments'.P18"/>
            <chart:data-point chart:repeated="2"/>
          </chart:series>
          <chart:series chart:style-name="ch16" chart:values-cell-range-address="'Constant-variable segments'.Q19:'Constant-variable segments'.Q20" chart:class="chart:scatter">
            <chart:domain table:cell-range-address="'Constant-variable segments'.P19:'Constant-variable segments'.P20"/>
            <chart:data-point chart:repeated="2"/>
          </chart:series>
          <chart:series chart:style-name="ch16" chart:values-cell-range-address="'Constant-variable segments'.Q21:'Constant-variable segments'.Q22" chart:class="chart:scatter">
            <chart:domain table:cell-range-address="'Constant-variable segments'.P21:'Constant-variable segments'.P22"/>
            <chart:data-point chart:repeated="2"/>
          </chart:series>
          <chart:series chart:style-name="ch17" chart:values-cell-range-address="'tern-plot'.G15:'tern-plot'.G21" chart:class="chart:scatter">
            <chart:domain table:cell-range-address="'tern-plot'.F15:'tern-plot'.F21"/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F81</text:p>
                <draw:g>
                  <svg:desc>'tern-plot'.D15:'tern-plot'.D21</svg:desc>
                </draw:g>
              </table:table-cell>
              <table:table-cell office:value-type="float" office:value="50">
                <text:p>50</text:p>
                <draw:g>
                  <svg:desc>'Constant-variable segments'.D3:'Constant-variable segments'.D4</svg:desc>
                </draw:g>
              </table:table-cell>
              <table:table-cell office:value-type="float" office:value="86.6025403784439">
                <text:p>86.6025403784439</text:p>
                <draw:g>
                  <svg:desc>'Constant-variable segments'.E3:'Constant-variable segments'.E4</svg:desc>
                </draw:g>
              </table:table-cell>
              <table:table-cell office:value-type="float" office:value="45">
                <text:p>45</text:p>
                <draw:g>
                  <svg:desc>'Constant-variable segments'.D5:'Constant-variable segments'.D6</svg:desc>
                </draw:g>
              </table:table-cell>
              <table:table-cell office:value-type="float" office:value="77.9422863405995">
                <text:p>77.9422863405995</text:p>
                <draw:g>
                  <svg:desc>'Constant-variable segments'.E5:'Constant-variable segments'.E6</svg:desc>
                </draw:g>
              </table:table-cell>
              <table:table-cell office:value-type="float" office:value="40">
                <text:p>40</text:p>
                <draw:g>
                  <svg:desc>'Constant-variable segments'.D7:'Constant-variable segments'.D8</svg:desc>
                </draw:g>
              </table:table-cell>
              <table:table-cell office:value-type="float" office:value="69.2820323027551">
                <text:p>69.2820323027551</text:p>
                <draw:g>
                  <svg:desc>'Constant-variable segments'.E7:'Constant-variable segments'.E8</svg:desc>
                </draw:g>
              </table:table-cell>
              <table:table-cell office:value-type="float" office:value="35">
                <text:p>35</text:p>
                <draw:g>
                  <svg:desc>'Constant-variable segments'.D9:'Constant-variable segments'.D10</svg:desc>
                </draw:g>
              </table:table-cell>
              <table:table-cell office:value-type="float" office:value="60.6217782649107">
                <text:p>60.6217782649107</text:p>
                <draw:g>
                  <svg:desc>'Constant-variable segments'.E9:'Constant-variable segments'.E10</svg:desc>
                </draw:g>
              </table:table-cell>
              <table:table-cell office:value-type="float" office:value="30">
                <text:p>30</text:p>
                <draw:g>
                  <svg:desc>'Constant-variable segments'.D11:'Constant-variable segments'.D12</svg:desc>
                </draw:g>
              </table:table-cell>
              <table:table-cell office:value-type="float" office:value="51.9615242270663">
                <text:p>51.9615242270663</text:p>
                <draw:g>
                  <svg:desc>'Constant-variable segments'.E11:'Constant-variable segments'.E12</svg:desc>
                </draw:g>
              </table:table-cell>
              <table:table-cell office:value-type="float" office:value="25">
                <text:p>25</text:p>
                <draw:g>
                  <svg:desc>'Constant-variable segments'.D13:'Constant-variable segments'.D14</svg:desc>
                </draw:g>
              </table:table-cell>
              <table:table-cell office:value-type="float" office:value="43.3012701892219">
                <text:p>43.3012701892219</text:p>
                <draw:g>
                  <svg:desc>'Constant-variable segments'.E13:'Constant-variable segments'.E14</svg:desc>
                </draw:g>
              </table:table-cell>
              <table:table-cell office:value-type="float" office:value="20">
                <text:p>20</text:p>
                <draw:g>
                  <svg:desc>'Constant-variable segments'.D15:'Constant-variable segments'.D16</svg:desc>
                </draw:g>
              </table:table-cell>
              <table:table-cell office:value-type="float" office:value="34.6410161513775">
                <text:p>34.6410161513775</text:p>
                <draw:g>
                  <svg:desc>'Constant-variable segments'.E15:'Constant-variable segments'.E16</svg:desc>
                </draw:g>
              </table:table-cell>
              <table:table-cell office:value-type="float" office:value="15">
                <text:p>15</text:p>
                <draw:g>
                  <svg:desc>'Constant-variable segments'.D17:'Constant-variable segments'.D18</svg:desc>
                </draw:g>
              </table:table-cell>
              <table:table-cell office:value-type="float" office:value="25.9807621135332">
                <text:p>25.9807621135332</text:p>
                <draw:g>
                  <svg:desc>'Constant-variable segments'.E17:'Constant-variable segments'.E18</svg:desc>
                </draw:g>
              </table:table-cell>
              <table:table-cell office:value-type="float" office:value="10">
                <text:p>10</text:p>
                <draw:g>
                  <svg:desc>'Constant-variable segments'.D19:'Constant-variable segments'.D20</svg:desc>
                </draw:g>
              </table:table-cell>
              <table:table-cell office:value-type="float" office:value="17.3205080756888">
                <text:p>17.3205080756888</text:p>
                <draw:g>
                  <svg:desc>'Constant-variable segments'.E19:'Constant-variable segments'.E20</svg:desc>
                </draw:g>
              </table:table-cell>
              <table:table-cell office:value-type="float" office:value="5">
                <text:p>5</text:p>
                <draw:g>
                  <svg:desc>'Constant-variable segments'.D21:'Constant-variable segments'.D22</svg:desc>
                </draw:g>
              </table:table-cell>
              <table:table-cell office:value-type="float" office:value="8.66025403784439">
                <text:p>8.66025403784439</text:p>
                <draw:g>
                  <svg:desc>'Constant-variable segments'.E21:'Constant-variable segments'.E22</svg:desc>
                </draw:g>
              </table:table-cell>
              <table:table-cell office:value-type="float" office:value="0">
                <text:p>0</text:p>
                <draw:g>
                  <svg:desc>'Constant-variable segments'.J3:'Constant-variable segments'.J4</svg:desc>
                </draw:g>
              </table:table-cell>
              <table:table-cell office:value-type="float" office:value="0">
                <text:p>0</text:p>
                <draw:g>
                  <svg:desc>'Constant-variable segments'.K3:'Constant-variable segments'.K4</svg:desc>
                </draw:g>
              </table:table-cell>
              <table:table-cell office:value-type="float" office:value="10">
                <text:p>10</text:p>
                <draw:g>
                  <svg:desc>'Constant-variable segments'.J5:'Constant-variable segments'.J6</svg:desc>
                </draw:g>
              </table:table-cell>
              <table:table-cell office:value-type="float" office:value="0">
                <text:p>0</text:p>
                <draw:g>
                  <svg:desc>'Constant-variable segments'.K5:'Constant-variable segments'.K6</svg:desc>
                </draw:g>
              </table:table-cell>
              <table:table-cell office:value-type="float" office:value="20">
                <text:p>20</text:p>
                <draw:g>
                  <svg:desc>'Constant-variable segments'.J7:'Constant-variable segments'.J8</svg:desc>
                </draw:g>
              </table:table-cell>
              <table:table-cell office:value-type="float" office:value="0">
                <text:p>0</text:p>
                <draw:g>
                  <svg:desc>'Constant-variable segments'.K7:'Constant-variable segments'.K8</svg:desc>
                </draw:g>
              </table:table-cell>
              <table:table-cell office:value-type="float" office:value="30">
                <text:p>30</text:p>
                <draw:g>
                  <svg:desc>'Constant-variable segments'.J9:'Constant-variable segments'.J10</svg:desc>
                </draw:g>
              </table:table-cell>
              <table:table-cell office:value-type="float" office:value="0">
                <text:p>0</text:p>
                <draw:g>
                  <svg:desc>'Constant-variable segments'.K9:'Constant-variable segments'.K10</svg:desc>
                </draw:g>
              </table:table-cell>
              <table:table-cell office:value-type="float" office:value="40">
                <text:p>40</text:p>
                <draw:g>
                  <svg:desc>'Constant-variable segments'.J11:'Constant-variable segments'.J12</svg:desc>
                </draw:g>
              </table:table-cell>
              <table:table-cell office:value-type="float" office:value="0">
                <text:p>0</text:p>
                <draw:g>
                  <svg:desc>'Constant-variable segments'.K11:'Constant-variable segments'.K12</svg:desc>
                </draw:g>
              </table:table-cell>
              <table:table-cell office:value-type="float" office:value="50">
                <text:p>50</text:p>
                <draw:g>
                  <svg:desc>'Constant-variable segments'.J13:'Constant-variable segments'.J14</svg:desc>
                </draw:g>
              </table:table-cell>
              <table:table-cell office:value-type="float" office:value="0">
                <text:p>0</text:p>
                <draw:g>
                  <svg:desc>'Constant-variable segments'.K13:'Constant-variable segments'.K14</svg:desc>
                </draw:g>
              </table:table-cell>
              <table:table-cell office:value-type="float" office:value="60">
                <text:p>60</text:p>
                <draw:g>
                  <svg:desc>'Constant-variable segments'.J15:'Constant-variable segments'.J16</svg:desc>
                </draw:g>
              </table:table-cell>
              <table:table-cell office:value-type="float" office:value="0">
                <text:p>0</text:p>
                <draw:g>
                  <svg:desc>'Constant-variable segments'.K15:'Constant-variable segments'.K16</svg:desc>
                </draw:g>
              </table:table-cell>
              <table:table-cell office:value-type="float" office:value="70">
                <text:p>70</text:p>
                <draw:g>
                  <svg:desc>'Constant-variable segments'.J17:'Constant-variable segments'.J18</svg:desc>
                </draw:g>
              </table:table-cell>
              <table:table-cell office:value-type="float" office:value="0">
                <text:p>0</text:p>
                <draw:g>
                  <svg:desc>'Constant-variable segments'.K17:'Constant-variable segments'.K18</svg:desc>
                </draw:g>
              </table:table-cell>
              <table:table-cell office:value-type="float" office:value="80">
                <text:p>80</text:p>
                <draw:g>
                  <svg:desc>'Constant-variable segments'.J19:'Constant-variable segments'.J20</svg:desc>
                </draw:g>
              </table:table-cell>
              <table:table-cell office:value-type="float" office:value="0">
                <text:p>0</text:p>
                <draw:g>
                  <svg:desc>'Constant-variable segments'.K19:'Constant-variable segments'.K20</svg:desc>
                </draw:g>
              </table:table-cell>
              <table:table-cell office:value-type="float" office:value="90">
                <text:p>90</text:p>
                <draw:g>
                  <svg:desc>'Constant-variable segments'.J21:'Constant-variable segments'.J22</svg:desc>
                </draw:g>
              </table:table-cell>
              <table:table-cell office:value-type="float" office:value="0">
                <text:p>0</text:p>
                <draw:g>
                  <svg:desc>'Constant-variable segments'.K21:'Constant-variable segments'.K22</svg:desc>
                </draw:g>
              </table:table-cell>
              <table:table-cell office:value-type="float" office:value="100">
                <text:p>100</text:p>
                <draw:g>
                  <svg:desc>'Constant-variable segments'.P3:'Constant-variable segments'.P4</svg:desc>
                </draw:g>
              </table:table-cell>
              <table:table-cell office:value-type="float" office:value="0">
                <text:p>0</text:p>
                <draw:g>
                  <svg:desc>'Constant-variable segments'.Q3:'Constant-variable segments'.Q4</svg:desc>
                </draw:g>
              </table:table-cell>
              <table:table-cell office:value-type="float" office:value="95">
                <text:p>95</text:p>
                <draw:g>
                  <svg:desc>'Constant-variable segments'.P5:'Constant-variable segments'.P6</svg:desc>
                </draw:g>
              </table:table-cell>
              <table:table-cell office:value-type="float" office:value="8.66025403784439">
                <text:p>8.66025403784439</text:p>
                <draw:g>
                  <svg:desc>'Constant-variable segments'.Q5:'Constant-variable segments'.Q6</svg:desc>
                </draw:g>
              </table:table-cell>
              <table:table-cell office:value-type="float" office:value="90">
                <text:p>90</text:p>
                <draw:g>
                  <svg:desc>'Constant-variable segments'.P7:'Constant-variable segments'.P8</svg:desc>
                </draw:g>
              </table:table-cell>
              <table:table-cell office:value-type="float" office:value="17.3205080756888">
                <text:p>17.3205080756888</text:p>
                <draw:g>
                  <svg:desc>'Constant-variable segments'.Q7:'Constant-variable segments'.Q8</svg:desc>
                </draw:g>
              </table:table-cell>
              <table:table-cell office:value-type="float" office:value="85">
                <text:p>85</text:p>
                <draw:g>
                  <svg:desc>'Constant-variable segments'.P9:'Constant-variable segments'.P10</svg:desc>
                </draw:g>
              </table:table-cell>
              <table:table-cell office:value-type="float" office:value="25.9807621135332">
                <text:p>25.9807621135332</text:p>
                <draw:g>
                  <svg:desc>'Constant-variable segments'.Q9:'Constant-variable segments'.Q10</svg:desc>
                </draw:g>
              </table:table-cell>
              <table:table-cell office:value-type="float" office:value="80">
                <text:p>80</text:p>
                <draw:g>
                  <svg:desc>'Constant-variable segments'.P11:'Constant-variable segments'.P12</svg:desc>
                </draw:g>
              </table:table-cell>
              <table:table-cell office:value-type="float" office:value="34.6410161513775">
                <text:p>34.6410161513775</text:p>
                <draw:g>
                  <svg:desc>'Constant-variable segments'.Q11:'Constant-variable segments'.Q12</svg:desc>
                </draw:g>
              </table:table-cell>
              <table:table-cell office:value-type="float" office:value="75">
                <text:p>75</text:p>
                <draw:g>
                  <svg:desc>'Constant-variable segments'.P13:'Constant-variable segments'.P14</svg:desc>
                </draw:g>
              </table:table-cell>
              <table:table-cell office:value-type="float" office:value="43.3012701892219">
                <text:p>43.3012701892219</text:p>
                <draw:g>
                  <svg:desc>'Constant-variable segments'.Q13:'Constant-variable segments'.Q14</svg:desc>
                </draw:g>
              </table:table-cell>
              <table:table-cell office:value-type="float" office:value="70">
                <text:p>70</text:p>
                <draw:g>
                  <svg:desc>'Constant-variable segments'.P15:'Constant-variable segments'.P16</svg:desc>
                </draw:g>
              </table:table-cell>
              <table:table-cell office:value-type="float" office:value="51.9615242270663">
                <text:p>51.9615242270663</text:p>
                <draw:g>
                  <svg:desc>'Constant-variable segments'.Q15:'Constant-variable segments'.Q16</svg:desc>
                </draw:g>
              </table:table-cell>
              <table:table-cell office:value-type="float" office:value="65">
                <text:p>65</text:p>
                <draw:g>
                  <svg:desc>'Constant-variable segments'.P17:'Constant-variable segments'.P18</svg:desc>
                </draw:g>
              </table:table-cell>
              <table:table-cell office:value-type="float" office:value="60.6217782649107">
                <text:p>60.6217782649107</text:p>
                <draw:g>
                  <svg:desc>'Constant-variable segments'.Q17:'Constant-variable segments'.Q18</svg:desc>
                </draw:g>
              </table:table-cell>
              <table:table-cell office:value-type="float" office:value="60">
                <text:p>60</text:p>
                <draw:g>
                  <svg:desc>'Constant-variable segments'.P19:'Constant-variable segments'.P20</svg:desc>
                </draw:g>
              </table:table-cell>
              <table:table-cell office:value-type="float" office:value="69.2820323027551">
                <text:p>69.2820323027551</text:p>
                <draw:g>
                  <svg:desc>'Constant-variable segments'.Q19:'Constant-variable segments'.Q20</svg:desc>
                </draw:g>
              </table:table-cell>
              <table:table-cell office:value-type="float" office:value="55">
                <text:p>55</text:p>
                <draw:g>
                  <svg:desc>'Constant-variable segments'.P21:'Constant-variable segments'.P22</svg:desc>
                </draw:g>
              </table:table-cell>
              <table:table-cell office:value-type="float" office:value="77.9422863405995">
                <text:p>77.9422863405995</text:p>
                <draw:g>
                  <svg:desc>'Constant-variable segments'.Q21:'Constant-variable segments'.Q22</svg:desc>
                </draw:g>
              </table:table-cell>
              <table:table-cell office:value-type="float" office:value="70">
                <text:p>70</text:p>
                <draw:g>
                  <svg:desc>'tern-plot'.F15:'tern-plot'.F21</svg:desc>
                </draw:g>
              </table:table-cell>
              <table:table-cell office:value-type="float" office:value="34.6410161513775">
                <text:p>34.6410161513775</text:p>
                <draw:g>
                  <svg:desc>'tern-plot'.G15:'tern-plot'.G21</svg:desc>
                </draw:g>
              </table:table-cell>
            </table:table-row>
            <table:table-row>
              <table:table-cell office:value-type="string">
                <text:p>F8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86.6025403784439">
                <text:p>86.6025403784439</text:p>
              </table:table-cell>
              <table:table-cell office:value-type="float" office:value="55">
                <text:p>55</text:p>
              </table:table-cell>
              <table:table-cell office:value-type="float" office:value="77.9422863405995">
                <text:p>77.9422863405995</text:p>
              </table:table-cell>
              <table:table-cell office:value-type="float" office:value="60">
                <text:p>60</text:p>
              </table:table-cell>
              <table:table-cell office:value-type="float" office:value="69.2820323027551">
                <text:p>69.2820323027551</text:p>
              </table:table-cell>
              <table:table-cell office:value-type="float" office:value="65">
                <text:p>65</text:p>
              </table:table-cell>
              <table:table-cell office:value-type="float" office:value="60.6217782649107">
                <text:p>60.6217782649107</text:p>
              </table:table-cell>
              <table:table-cell office:value-type="float" office:value="70">
                <text:p>70</text:p>
              </table:table-cell>
              <table:table-cell office:value-type="float" office:value="51.9615242270663">
                <text:p>51.9615242270663</text:p>
              </table:table-cell>
              <table:table-cell office:value-type="float" office:value="75">
                <text:p>75</text:p>
              </table:table-cell>
              <table:table-cell office:value-type="float" office:value="43.3012701892219">
                <text:p>43.3012701892219</text:p>
              </table:table-cell>
              <table:table-cell office:value-type="float" office:value="80">
                <text:p>80</text:p>
              </table:table-cell>
              <table:table-cell office:value-type="float" office:value="34.6410161513775">
                <text:p>34.6410161513775</text:p>
              </table:table-cell>
              <table:table-cell office:value-type="float" office:value="85">
                <text:p>85</text:p>
              </table:table-cell>
              <table:table-cell office:value-type="float" office:value="25.9807621135332">
                <text:p>25.9807621135332</text:p>
              </table:table-cell>
              <table:table-cell office:value-type="float" office:value="90">
                <text:p>90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95">
                <text:p>95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10">
                <text:p>10</text:p>
              </table:table-cell>
              <table:table-cell office:value-type="float" office:value="17.3205080756888">
                <text:p>17.3205080756888</text:p>
              </table:table-cell>
              <table:table-cell office:value-type="float" office:value="15">
                <text:p>15</text:p>
              </table:table-cell>
              <table:table-cell office:value-type="float" office:value="25.9807621135332">
                <text:p>25.9807621135332</text:p>
              </table:table-cell>
              <table:table-cell office:value-type="float" office:value="20">
                <text:p>20</text:p>
              </table:table-cell>
              <table:table-cell office:value-type="float" office:value="34.6410161513775">
                <text:p>34.6410161513775</text:p>
              </table:table-cell>
              <table:table-cell office:value-type="float" office:value="25">
                <text:p>25</text:p>
              </table:table-cell>
              <table:table-cell office:value-type="float" office:value="43.3012701892219">
                <text:p>43.3012701892219</text:p>
              </table:table-cell>
              <table:table-cell office:value-type="float" office:value="30">
                <text:p>30</text:p>
              </table:table-cell>
              <table:table-cell office:value-type="float" office:value="51.9615242270663">
                <text:p>51.9615242270663</text:p>
              </table:table-cell>
              <table:table-cell office:value-type="float" office:value="35">
                <text:p>35</text:p>
              </table:table-cell>
              <table:table-cell office:value-type="float" office:value="60.6217782649107">
                <text:p>60.6217782649107</text:p>
              </table:table-cell>
              <table:table-cell office:value-type="float" office:value="40">
                <text:p>40</text:p>
              </table:table-cell>
              <table:table-cell office:value-type="float" office:value="69.2820323027551">
                <text:p>69.2820323027551</text:p>
              </table:table-cell>
              <table:table-cell office:value-type="float" office:value="45">
                <text:p>45</text:p>
              </table:table-cell>
              <table:table-cell office:value-type="float" office:value="77.9422863405995">
                <text:p>77.9422863405995</text:p>
              </table:table-cell>
              <table:table-cell office:value-type="float" office:value="65">
                <text:p>65</text:p>
              </table:table-cell>
              <table:table-cell office:value-type="float" office:value="8.66025403784439">
                <text:p>8.66025403784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  <draw:stroke-dash draw:name="Excel_20_line_20_dash_20_2" draw:display-name="Excel line dash 2" draw:style="rect" draw:dots1="1" draw:dots1-length="0.104cm" draw:distance="0.104cm"/>
    <draw:stroke-dash draw:name="Excel_20_line_20_dash_20_3" draw:display-name="Excel line dash 3" draw:style="rect" draw:dots1="1" draw:dots1-length="0.104cm" draw:distance="0.104cm"/>
    <draw:stroke-dash draw:name="Excel_20_line_20_dash_20_4" draw:display-name="Excel line dash 4" draw:style="rect" draw:dots1="1" draw:dots1-length="0.104cm" draw:distance="0.104cm"/>
    <draw:stroke-dash draw:name="Excel_20_line_20_dash_20_5" draw:display-name="Excel line dash 5" draw:style="rect" draw:dots1="1" draw:dots1-length="0.104cm" draw:distance="0.104cm"/>
    <draw:stroke-dash draw:name="Excel_20_line_20_dash_20_6" draw:display-name="Excel line dash 6" draw:style="rect" draw:dots1="1" draw:dots1-length="0.104cm" draw:distance="0.104cm"/>
    <draw:stroke-dash draw:name="Excel_20_line_20_dash_20_7" draw:display-name="Excel line dash 7" draw:style="rect" draw:dots1="1" draw:dots1-length="0.104cm" draw:distance="0.104cm"/>
    <draw:stroke-dash draw:name="Excel_20_line_20_dash_20_8" draw:display-name="Excel line dash 8" draw:style="rect" draw:dots1="1" draw:dots1-length="0.104cm" draw:distance="0.104cm"/>
    <draw:stroke-dash draw:name="Excel_20_line_20_dash_20_9" draw:display-name="Excel line dash 9" draw:style="rect" draw:dots1="1" draw:dots1-length="0.104cm" draw:distance="0.104cm"/>
  </office:styles>
</office:document-styles>
</file>